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4cm"/>
    </style:style>
    <style:style style:name="co8" style:family="table-column">
      <style:table-column-properties fo:break-before="auto" style:column-width="6.812cm"/>
    </style:style>
    <style:style style:name="co9" style:family="table-column">
      <style:table-column-properties fo:break-before="auto" style:column-width="5.676cm"/>
    </style:style>
    <style:style style:name="co10" style:family="table-column">
      <style:table-column-properties fo:break-before="auto" style:column-width="5.904cm"/>
    </style:style>
    <style:style style:name="co11" style:family="table-column">
      <style:table-column-properties fo:break-before="auto" style:column-width="6.13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6.937cm"/>
    </style:style>
    <style:style style:name="co14" style:family="table-column">
      <style:table-column-properties fo:break-before="auto" style:column-width="12.744cm"/>
    </style:style>
    <style:style style:name="co15" style:family="table-column">
      <style:table-column-properties fo:break-before="auto" style:column-width="6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6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number-columns-repeated="1010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0.4" calcext:value-type="float">
            <text:p>0,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234197908058273" calcext:value-type="float">
            <text:p>0,23419790805827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70.6291457286432" calcext:value-type="float">
            <text:p>70,629145728643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69589" calcext:value-type="float">
            <text:p>6958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2205.05150298328" calcext:value-type="float">
            <text:p>2205,0515029832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4862252.13080884" calcext:value-type="float">
            <text:p>4862252,1308088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8" office:value-type="string" calcext:value-type="string">
            <text:p>2016-09-29 00:01:4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8" office:value-type="string" calcext:value-type="string">
            <text:p>2016-09-28 04:30: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4.15173281441063" calcext:value-type="float">
            <text:p>4,1517328144106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.64311671180077" calcext:value-type="float">
            <text:p>1,64311671180077</text:p>
          </table:table-cell>
          <table:table-cell office:value-type="float" office:value="5.40662215587016" calcext:value-type="float">
            <text:p>5,40662215587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0502008032129" calcext:value-type="float">
            <text:p>7,005020080321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049738101499" calcext:value-type="float">
            <text:p>2,750497381014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6523584297034" calcext:value-type="float">
            <text:p>7,565235842970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.7389558232932" calcext:value-type="float">
            <text:p>91,73895582329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45359546607" calcext:value-type="float">
            <text:p>40,65453595466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.7912936888" calcext:value-type="float">
            <text:p>1652,79129368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17446263323884" calcext:value-type="float">
            <text:p>0,17446263323884</text:p>
          </table:table-cell>
          <table:table-cell office:value-type="float" office:value="7.74864411016945" calcext:value-type="float">
            <text:p>7,748644110169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17446263323884" calcext:value-type="float">
            <text:p>0,17446263323884</text:p>
          </table:table-cell>
          <table:table-cell office:value-type="float" office:value="6.25972885985256" calcext:value-type="float">
            <text:p>6,2597288598525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.7389558232932" calcext:value-type="float">
            <text:p>91,73895582329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45359546607" calcext:value-type="float">
            <text:p>40,65453595466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.7912936888" calcext:value-type="float">
            <text:p>1652,79129368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7"/>
          <table:table-cell table:number-columns-repeated="1010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7"/>
          <table:table-cell table:number-columns-repeated="1010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14.580863" calcext:value-type="float">
            <text:p>1,46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73" calcext:value-type="float">
            <text:p>7,3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23" calcext:value-type="float">
            <text:p>2,30E-05</text:p>
          </table:table-cell>
          <table:table-cell table:style-name="ce26" office:value-type="float" office:value="0.00000553875236653326" calcext:value-type="float">
            <text:p>5,54E-06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0.257313" calcext:value-type="float">
            <text:p>2,57E-01</text:p>
          </table:table-cell>
          <table:table-cell table:style-name="ce26" office:value-type="float" office:value="0.2576113" calcext:value-type="float">
            <text:p>2,58E-01</text:p>
          </table:table-cell>
          <table:table-cell table:style-name="ce26" office:value-type="float" office:value="0.251969" calcext:value-type="float">
            <text:p>2,52E-01</text:p>
          </table:table-cell>
          <table:table-cell table:style-name="ce26" office:value-type="float" office:value="0.263051" calcext:value-type="float">
            <text:p>2,63E-01</text:p>
          </table:table-cell>
          <table:table-cell table:style-name="ce26" office:value-type="float" office:value="0.00341785712756465" calcext:value-type="float">
            <text:p>3,42E-03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0.2247375" calcext:value-type="float">
            <text:p>2,25E-01</text:p>
          </table:table-cell>
          <table:table-cell table:style-name="ce26" office:value-type="float" office:value="0.213469833333333" calcext:value-type="float">
            <text:p>2,13E-01</text:p>
          </table:table-cell>
          <table:table-cell table:style-name="ce26" office:value-type="float" office:value="0.175891" calcext:value-type="float">
            <text:p>1,76E-01</text:p>
          </table:table-cell>
          <table:table-cell table:style-name="ce26" office:value-type="float" office:value="0.239239" calcext:value-type="float">
            <text:p>2,39E-01</text:p>
          </table:table-cell>
          <table:table-cell table:style-name="ce26" office:value-type="float" office:value="0.0224068495486753" calcext:value-type="float">
            <text:p>2,24E-02</text:p>
          </table:table-cell>
          <table:table-cell table:style-name="ce28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0.251602" calcext:value-type="float">
            <text:p>2,52E-01</text:p>
          </table:table-cell>
          <table:table-cell table:style-name="ce26" office:value-type="float" office:value="0.255549727272727" calcext:value-type="float">
            <text:p>2,56E-01</text:p>
          </table:table-cell>
          <table:table-cell table:style-name="ce26" office:value-type="float" office:value="0.243718" calcext:value-type="float">
            <text:p>2,44E-01</text:p>
          </table:table-cell>
          <table:table-cell table:style-name="ce26" office:value-type="float" office:value="0.283913" calcext:value-type="float">
            <text:p>2,84E-01</text:p>
          </table:table-cell>
          <table:table-cell table:style-name="ce26" office:value-type="float" office:value="0.0121938124972537" calcext:value-type="float">
            <text:p>1,22E-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0.8768405" calcext:value-type="float">
            <text:p>8,77E-01</text:p>
          </table:table-cell>
          <table:table-cell table:style-name="ce26" office:value-type="float" office:value="0.8846745" calcext:value-type="float">
            <text:p>8,85E-01</text:p>
          </table:table-cell>
          <table:table-cell table:style-name="ce26" office:value-type="float" office:value="0.83991" calcext:value-type="float">
            <text:p>8,40E-01</text:p>
          </table:table-cell>
          <table:table-cell table:style-name="ce26" office:value-type="float" office:value="0.968758" calcext:value-type="float">
            <text:p>9,69E-01</text:p>
          </table:table-cell>
          <table:table-cell table:style-name="ce26" office:value-type="float" office:value="0.0383565765453303" calcext:value-type="float">
            <text:p>3,84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0.24555" calcext:value-type="float">
            <text:p>2,46E-01</text:p>
          </table:table-cell>
          <table:table-cell table:style-name="ce26" office:value-type="float" office:value="0.2491303" calcext:value-type="float">
            <text:p>2,49E-01</text:p>
          </table:table-cell>
          <table:table-cell table:style-name="ce26" office:value-type="float" office:value="0.242674" calcext:value-type="float">
            <text:p>2,43E-01</text:p>
          </table:table-cell>
          <table:table-cell table:style-name="ce26" office:value-type="float" office:value="0.263929" calcext:value-type="float">
            <text:p>2,64E-01</text:p>
          </table:table-cell>
          <table:table-cell table:style-name="ce26" office:value-type="float" office:value="0.00755774588749846" calcext:value-type="float">
            <text:p>7,56E-03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0.213895" calcext:value-type="float">
            <text:p>2,14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characters entropy</text:p>
          </table:table-cell>
          <table:table-cell table:style-name="ce26" office:value-type="float" office:value="0.193" calcext:value-type="float">
            <text:p>1,93E-01</text:p>
          </table:table-cell>
          <table:table-cell table:style-name="ce26" office:value-type="float" office:value="0.199201333333333" calcext:value-type="float">
            <text:p>1,99E-01</text:p>
          </table:table-cell>
          <table:table-cell table:style-name="ce26" office:value-type="float" office:value="0.175925" calcext:value-type="float">
            <text:p>1,76E-01</text:p>
          </table:table-cell>
          <table:table-cell table:style-name="ce26" office:value-type="float" office:value="0.228679" calcext:value-type="float">
            <text:p>2,29E-01</text:p>
          </table:table-cell>
          <table:table-cell table:style-name="ce26" office:value-type="float" office:value="0.0269181821513514" calcext:value-type="float">
            <text:p>2,6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0.204853" calcext:value-type="float">
            <text:p>2,05E-01</text:p>
          </table:table-cell>
          <table:table-cell table:style-name="ce26" office:value-type="float" office:value="0.195574666666667" calcext:value-type="float">
            <text:p>1,96E-01</text:p>
          </table:table-cell>
          <table:table-cell table:style-name="ce26" office:value-type="float" office:value="0.174873" calcext:value-type="float">
            <text:p>1,75E-01</text:p>
          </table:table-cell>
          <table:table-cell table:style-name="ce26" office:value-type="float" office:value="0.206998" calcext:value-type="float">
            <text:p>2,07E-01</text:p>
          </table:table-cell>
          <table:table-cell table:style-name="ce26" office:value-type="float" office:value="0.0179602201638324" calcext:value-type="float">
            <text:p>1,80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0.155859" calcext:value-type="float">
            <text:p>1,56E-01</text:p>
          </table:table-cell>
          <table:table-cell table:style-name="ce26" office:value-type="float" office:value="0.133638333333333" calcext:value-type="float">
            <text:p>1,34E-01</text:p>
          </table:table-cell>
          <table:table-cell table:style-name="ce26" office:value-type="float" office:value="0.088537" calcext:value-type="float">
            <text:p>8,85E-02</text:p>
          </table:table-cell>
          <table:table-cell table:style-name="ce26" office:value-type="float" office:value="0.156519" calcext:value-type="float">
            <text:p>1,57E-01</text:p>
          </table:table-cell>
          <table:table-cell table:style-name="ce26" office:value-type="float" office:value="0.0390602944348008" calcext:value-type="float">
            <text:p>3,9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0.202069" calcext:value-type="float">
            <text:p>2,02E-01</text:p>
          </table:table-cell>
          <table:table-cell table:style-name="ce26" office:value-type="float" office:value="0.195069333333333" calcext:value-type="float">
            <text:p>1,95E-01</text:p>
          </table:table-cell>
          <table:table-cell table:style-name="ce26" office:value-type="float" office:value="0.180914" calcext:value-type="float">
            <text:p>1,81E-01</text:p>
          </table:table-cell>
          <table:table-cell table:style-name="ce26" office:value-type="float" office:value="0.202225" calcext:value-type="float">
            <text:p>2,02E-01</text:p>
          </table:table-cell>
          <table:table-cell table:style-name="ce26" office:value-type="float" office:value="0.0122591264098766" calcext:value-type="float">
            <text:p>1,23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messages entropy</text:p>
          </table:table-cell>
          <table:table-cell table:style-name="ce26" office:value-type="float" office:value="0.226004" calcext:value-type="float">
            <text:p>2,26E-01</text:p>
          </table:table-cell>
          <table:table-cell table:style-name="ce26" office:value-type="float" office:value="0.211179666666667" calcext:value-type="float">
            <text:p>2,11E-01</text:p>
          </table:table-cell>
          <table:table-cell table:style-name="ce26" office:value-type="float" office:value="0.178823" calcext:value-type="float">
            <text:p>1,79E-01</text:p>
          </table:table-cell>
          <table:table-cell table:style-name="ce26" office:value-type="float" office:value="0.228712" calcext:value-type="float">
            <text:p>2,29E-01</text:p>
          </table:table-cell>
          <table:table-cell table:style-name="ce26" office:value-type="float" office:value="0.0280543886822246" calcext:value-type="float">
            <text:p>2,8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ot null rows count</text:p>
          </table:table-cell>
          <table:table-cell table:style-name="ce26" office:value-type="float" office:value="0.075426" calcext:value-type="float">
            <text:p>7,54E-02</text:p>
          </table:table-cell>
          <table:table-cell table:style-name="ce26" office:value-type="float" office:value="0.0663653333333333" calcext:value-type="float">
            <text:p>6,64E-02</text:p>
          </table:table-cell>
          <table:table-cell table:style-name="ce26" office:value-type="float" office:value="0.035249" calcext:value-type="float">
            <text:p>3,52E-02</text:p>
          </table:table-cell>
          <table:table-cell table:style-name="ce26" office:value-type="float" office:value="0.088421" calcext:value-type="float">
            <text:p>8,84E-02</text:p>
          </table:table-cell>
          <table:table-cell table:style-name="ce26" office:value-type="float" office:value="0.0277197971914178" calcext:value-type="float">
            <text:p>2,7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0.075584" calcext:value-type="float">
            <text:p>7,56E-02</text:p>
          </table:table-cell>
          <table:table-cell table:style-name="ce26" office:value-type="float" office:value="0.062182" calcext:value-type="float">
            <text:p>6,22E-02</text:p>
          </table:table-cell>
          <table:table-cell table:style-name="ce26" office:value-type="float" office:value="0.034074" calcext:value-type="float">
            <text:p>3,41E-02</text:p>
          </table:table-cell>
          <table:table-cell table:style-name="ce26" office:value-type="float" office:value="0.076888" calcext:value-type="float">
            <text:p>7,69E-02</text:p>
          </table:table-cell>
          <table:table-cell table:style-name="ce26" office:value-type="float" office:value="0.0243509723009164" calcext:value-type="float">
            <text:p>2,44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0.225089" calcext:value-type="float">
            <text:p>2,25E-01</text:p>
          </table:table-cell>
          <table:table-cell table:style-name="ce26" office:value-type="float" office:value="0.214682666666667" calcext:value-type="float">
            <text:p>2,15E-01</text:p>
          </table:table-cell>
          <table:table-cell table:style-name="ce26" office:value-type="float" office:value="0.189156" calcext:value-type="float">
            <text:p>1,89E-01</text:p>
          </table:table-cell>
          <table:table-cell table:style-name="ce26" office:value-type="float" office:value="0.229803" calcext:value-type="float">
            <text:p>2,30E-01</text:p>
          </table:table-cell>
          <table:table-cell table:style-name="ce26" office:value-type="float" office:value="0.0222320372960584" calcext:value-type="float">
            <text:p>2,22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0.881753" calcext:value-type="float">
            <text:p>8,82E-01</text:p>
          </table:table-cell>
          <table:table-cell table:style-name="ce26" office:value-type="float" office:value="0.877310666666667" calcext:value-type="float">
            <text:p>8,77E-01</text:p>
          </table:table-cell>
          <table:table-cell table:style-name="ce26" office:value-type="float" office:value="0.852347" calcext:value-type="float">
            <text:p>8,52E-01</text:p>
          </table:table-cell>
          <table:table-cell table:style-name="ce26" office:value-type="float" office:value="0.897832" calcext:value-type="float">
            <text:p>8,98E-01</text:p>
          </table:table-cell>
          <table:table-cell table:style-name="ce26" office:value-type="float" office:value="0.0230656031859853" calcext:value-type="float">
            <text:p>2,3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0.919462" calcext:value-type="float">
            <text:p>9,19E-01</text:p>
          </table:table-cell>
          <table:table-cell table:style-name="ce26" office:value-type="float" office:value="0.915001" calcext:value-type="float">
            <text:p>9,15E-01</text:p>
          </table:table-cell>
          <table:table-cell table:style-name="ce26" office:value-type="float" office:value="0.902794" calcext:value-type="float">
            <text:p>9,03E-01</text:p>
          </table:table-cell>
          <table:table-cell table:style-name="ce26" office:value-type="float" office:value="0.922747" calcext:value-type="float">
            <text:p>9,23E-01</text:p>
          </table:table-cell>
          <table:table-cell table:style-name="ce26" office:value-type="float" office:value="0.0106984084330334" calcext:value-type="float">
            <text:p>1,0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0.874227" calcext:value-type="float">
            <text:p>8,74E-01</text:p>
          </table:table-cell>
          <table:table-cell table:style-name="ce26" office:value-type="float" office:value="0.869524" calcext:value-type="float">
            <text:p>8,70E-01</text:p>
          </table:table-cell>
          <table:table-cell table:style-name="ce26" office:value-type="float" office:value="0.859549" calcext:value-type="float">
            <text:p>8,60E-01</text:p>
          </table:table-cell>
          <table:table-cell table:style-name="ce26" office:value-type="float" office:value="0.874796" calcext:value-type="float">
            <text:p>8,75E-01</text:p>
          </table:table-cell>
          <table:table-cell table:style-name="ce26" office:value-type="float" office:value="0.00864328693264312" calcext:value-type="float">
            <text:p>8,64E-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4.177277" calcext:value-type="float">
            <text:p>4,18E+00</text:p>
          </table:table-cell>
          <table:table-cell table:style-name="ce26" office:value-type="float" office:value="4.08003166666667" calcext:value-type="float">
            <text:p>4,08E+00</text:p>
          </table:table-cell>
          <table:table-cell table:style-name="ce26" office:value-type="float" office:value="3.789611" calcext:value-type="float">
            <text:p>3,79E+00</text:p>
          </table:table-cell>
          <table:table-cell table:style-name="ce26" office:value-type="float" office:value="4.273207" calcext:value-type="float">
            <text:p>4,27E+00</text:p>
          </table:table-cell>
          <table:table-cell table:style-name="ce26" office:value-type="float" office:value="0.25604445697053" calcext:value-type="float">
            <text:p>2,56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223153" calcext:value-type="float">
            <text:p>2,23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158314" calcext:value-type="float">
            <text:p>1,58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072253" calcext:value-type="float">
            <text:p>7,23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073249" calcext:value-type="float">
            <text:p>7,32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0.224458" calcext:value-type="float">
            <text:p>2,24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0.968773" calcext:value-type="float">
            <text:p>9,6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2.208446" calcext:value-type="float">
            <text:p>2,21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239284" calcext:value-type="float">
            <text:p>2,3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Tupleprocessor.process</text:p>
          </table:table-cell>
          <table:table-cell table:number-columns-repeated="4" table:style-name="ce22" office:value-type="float" office:value="0.239777" calcext:value-type="float">
            <text:p>2,40E-01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6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number-columns-repeated="1010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0.04" calcext:value-type="float">
            <text:p>0,0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9996" calcext:value-type="float">
            <text:p>999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302464225059037" calcext:value-type="float">
            <text:p>0,30246422505903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45.6135067533767" calcext:value-type="float">
            <text:p>45,613506753376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75070" calcext:value-type="float">
            <text:p>7507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1437.93454004998" calcext:value-type="float">
            <text:p>1437,934540049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2067655.74146875" calcext:value-type="float">
            <text:p>2067655,7414687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8" office:value-type="string" calcext:value-type="string">
            <text:p>2016-10-03 11:08:5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8" office:value-type="string" calcext:value-type="string">
            <text:p>2016-09-28 04:30: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7.73883243446198" calcext:value-type="float">
            <text:p>7,738832434461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.59478720315594" calcext:value-type="float">
            <text:p>1,59478720315594</text:p>
          </table:table-cell>
          <table:table-cell office:value-type="float" office:value="5.40105909051471" calcext:value-type="float">
            <text:p>5,401059090514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9885954381753" calcext:value-type="float">
            <text:p>6,898859543817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179790021516" calcext:value-type="float">
            <text:p>2,621797900215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382422957264" calcext:value-type="float">
            <text:p>6,873824229572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48" calcext:value-type="float">
            <text:p>37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96" calcext:value-type="float">
            <text:p>99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.6480592236895" calcext:value-type="float">
            <text:p>90,64805922368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949161184366" calcext:value-type="float">
            <text:p>37,49491611843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5.86873472859" calcext:value-type="float">
            <text:p>1405,868734728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29474107304357" calcext:value-type="float">
            <text:p>0,029474107304357</text:p>
          </table:table-cell>
          <table:table-cell office:value-type="float" office:value="8.28220276713657" calcext:value-type="float">
            <text:p>8,282202767136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29474107304357" calcext:value-type="float">
            <text:p>0,029474107304357</text:p>
          </table:table-cell>
          <table:table-cell office:value-type="float" office:value="5.97469128901079" calcext:value-type="float">
            <text:p>5,9746912890107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.6480592236895" calcext:value-type="float">
            <text:p>90,64805922368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949161184366" calcext:value-type="float">
            <text:p>37,49491611843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5.86873472859" calcext:value-type="float">
            <text:p>1405,8687347285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10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14.904808" calcext:value-type="float">
            <text:p>1,49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4.161542" calcext:value-type="float">
            <text:p>4,16E+00</text:p>
          </table:table-cell>
          <table:table-cell table:style-name="ce26" office:value-type="float" office:value="4.322139" calcext:value-type="float">
            <text:p>4,32E+00</text:p>
          </table:table-cell>
          <table:table-cell table:style-name="ce26" office:value-type="float" office:value="4.069051" calcext:value-type="float">
            <text:p>4,07E+00</text:p>
          </table:table-cell>
          <table:table-cell table:style-name="ce26" office:value-type="float" office:value="4.735824" calcext:value-type="float">
            <text:p>4,74E+00</text:p>
          </table:table-cell>
          <table:table-cell table:style-name="ce26" office:value-type="float" office:value="0.361234142474102" calcext:value-type="float">
            <text:p>3,61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1.787253" calcext:value-type="float">
            <text:p>1,79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0.898678" calcext:value-type="float">
            <text:p>8,99E-01</text:p>
          </table:table-cell>
          <table:table-cell table:style-name="ce26" office:value-type="float" office:value="0.891371333333333" calcext:value-type="float">
            <text:p>8,91E-01</text:p>
          </table:table-cell>
          <table:table-cell table:style-name="ce26" office:value-type="float" office:value="0.870325" calcext:value-type="float">
            <text:p>8,70E-01</text:p>
          </table:table-cell>
          <table:table-cell table:style-name="ce26" office:value-type="float" office:value="0.905111" calcext:value-type="float">
            <text:p>9,05E-01</text:p>
          </table:table-cell>
          <table:table-cell table:style-name="ce26" office:value-type="float" office:value="0.0185082949601883" calcext:value-type="float">
            <text:p>1,85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0.841052" calcext:value-type="float">
            <text:p>8,41E-01</text:p>
          </table:table-cell>
          <table:table-cell table:style-name="ce26" office:value-type="float" office:value="0.836322666666667" calcext:value-type="float">
            <text:p>8,36E-01</text:p>
          </table:table-cell>
          <table:table-cell table:style-name="ce26" office:value-type="float" office:value="0.817243" calcext:value-type="float">
            <text:p>8,17E-01</text:p>
          </table:table-cell>
          <table:table-cell table:style-name="ce26" office:value-type="float" office:value="0.850673" calcext:value-type="float">
            <text:p>8,51E-01</text:p>
          </table:table-cell>
          <table:table-cell table:style-name="ce26" office:value-type="float" office:value="0.0172094790837298" calcext:value-type="float">
            <text:p>1,72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0.8237375" calcext:value-type="float">
            <text:p>8,24E-01</text:p>
          </table:table-cell>
          <table:table-cell table:style-name="ce26" office:value-type="float" office:value="0.8322717" calcext:value-type="float">
            <text:p>8,32E-01</text:p>
          </table:table-cell>
          <table:table-cell table:style-name="ce26" office:value-type="float" office:value="0.788" calcext:value-type="float">
            <text:p>7,88E-01</text:p>
          </table:table-cell>
          <table:table-cell table:style-name="ce26" office:value-type="float" office:value="0.894685" calcext:value-type="float">
            <text:p>8,95E-01</text:p>
          </table:table-cell>
          <table:table-cell table:style-name="ce26" office:value-type="float" office:value="0.0379471306016674" calcext:value-type="float">
            <text:p>3,79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0.813487" calcext:value-type="float">
            <text:p>8,13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0.802096" calcext:value-type="float">
            <text:p>8,02E-01</text:p>
          </table:table-cell>
          <table:table-cell table:style-name="ce26" office:value-type="float" office:value="0.811831333333333" calcext:value-type="float">
            <text:p>8,12E-01</text:p>
          </table:table-cell>
          <table:table-cell table:style-name="ce26" office:value-type="float" office:value="0.800725" calcext:value-type="float">
            <text:p>8,01E-01</text:p>
          </table:table-cell>
          <table:table-cell table:style-name="ce26" office:value-type="float" office:value="0.832673" calcext:value-type="float">
            <text:p>8,33E-01</text:p>
          </table:table-cell>
          <table:table-cell table:style-name="ce26" office:value-type="float" office:value="0.0180624254277585" calcext:value-type="float">
            <text:p>1,8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Tupleprocessor.process</text:p>
          </table:table-cell>
          <table:table-cell table:number-columns-repeated="4" table:style-name="ce22" office:value-type="float" office:value="0.312864" calcext:value-type="float">
            <text:p>3,13E-01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312697" calcext:value-type="float">
            <text:p>3,13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0.278462" calcext:value-type="float">
            <text:p>2,78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0.2435645" calcext:value-type="float">
            <text:p>2,44E-01</text:p>
          </table:table-cell>
          <table:table-cell table:style-name="ce26" office:value-type="float" office:value="0.2399158" calcext:value-type="float">
            <text:p>2,40E-01</text:p>
          </table:table-cell>
          <table:table-cell table:style-name="ce26" office:value-type="float" office:value="0.194833" calcext:value-type="float">
            <text:p>1,95E-01</text:p>
          </table:table-cell>
          <table:table-cell table:style-name="ce26" office:value-type="float" office:value="0.256802" calcext:value-type="float">
            <text:p>2,57E-01</text:p>
          </table:table-cell>
          <table:table-cell table:style-name="ce26" office:value-type="float" office:value="0.0166229872820073" calcext:value-type="float">
            <text:p>1,66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0.242652" calcext:value-type="float">
            <text:p>2,43E-01</text:p>
          </table:table-cell>
          <table:table-cell table:style-name="ce26" office:value-type="float" office:value="0.238787727272727" calcext:value-type="float">
            <text:p>2,39E-01</text:p>
          </table:table-cell>
          <table:table-cell table:style-name="ce26" office:value-type="float" office:value="0.191054" calcext:value-type="float">
            <text:p>1,91E-01</text:p>
          </table:table-cell>
          <table:table-cell table:style-name="ce26" office:value-type="float" office:value="0.255915" calcext:value-type="float">
            <text:p>2,56E-01</text:p>
          </table:table-cell>
          <table:table-cell table:style-name="ce26" office:value-type="float" office:value="0.0173893185438125" calcext:value-type="float">
            <text:p>1,74E-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0.238611" calcext:value-type="float">
            <text:p>2,39E-01</text:p>
          </table:table-cell>
          <table:table-cell table:style-name="ce26" office:value-type="float" office:value="0.226177333333333" calcext:value-type="float">
            <text:p>2,26E-01</text:p>
          </table:table-cell>
          <table:table-cell table:style-name="ce26" office:value-type="float" office:value="0.198632" calcext:value-type="float">
            <text:p>1,99E-01</text:p>
          </table:table-cell>
          <table:table-cell table:style-name="ce26" office:value-type="float" office:value="0.241289" calcext:value-type="float">
            <text:p>2,41E-01</text:p>
          </table:table-cell>
          <table:table-cell table:style-name="ce26" office:value-type="float" office:value="0.0238925084981325" calcext:value-type="float">
            <text:p>2,3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0.22923" calcext:value-type="float">
            <text:p>2,29E-01</text:p>
          </table:table-cell>
          <table:table-cell table:style-name="ce26" office:value-type="float" office:value="0.225962666666667" calcext:value-type="float">
            <text:p>2,26E-01</text:p>
          </table:table-cell>
          <table:table-cell table:style-name="ce26" office:value-type="float" office:value="0.205795" calcext:value-type="float">
            <text:p>2,06E-01</text:p>
          </table:table-cell>
          <table:table-cell table:style-name="ce26" office:value-type="float" office:value="0.242863" calcext:value-type="float">
            <text:p>2,43E-01</text:p>
          </table:table-cell>
          <table:table-cell table:style-name="ce26" office:value-type="float" office:value="0.018748753460786" calcext:value-type="float">
            <text:p>1,8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messages entropy</text:p>
          </table:table-cell>
          <table:table-cell table:style-name="ce26" office:value-type="float" office:value="0.225311" calcext:value-type="float">
            <text:p>2,25E-01</text:p>
          </table:table-cell>
          <table:table-cell table:style-name="ce26" office:value-type="float" office:value="0.209684" calcext:value-type="float">
            <text:p>2,10E-01</text:p>
          </table:table-cell>
          <table:table-cell table:style-name="ce26" office:value-type="float" office:value="0.172717" calcext:value-type="float">
            <text:p>1,73E-01</text:p>
          </table:table-cell>
          <table:table-cell table:style-name="ce26" office:value-type="float" office:value="0.231024" calcext:value-type="float">
            <text:p>2,31E-01</text:p>
          </table:table-cell>
          <table:table-cell table:style-name="ce26" office:value-type="float" office:value="0.0321415449068647" calcext:value-type="float">
            <text:p>3,2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0.220323" calcext:value-type="float">
            <text:p>2,20E-01</text:p>
          </table:table-cell>
          <table:table-cell table:style-name="ce26" office:value-type="float" office:value="0.407223666666667" calcext:value-type="float">
            <text:p>4,07E-01</text:p>
          </table:table-cell>
          <table:table-cell table:style-name="ce26" office:value-type="float" office:value="0.17055" calcext:value-type="float">
            <text:p>1,71E-01</text:p>
          </table:table-cell>
          <table:table-cell table:style-name="ce26" office:value-type="float" office:value="0.830798" calcext:value-type="float">
            <text:p>8,31E-01</text:p>
          </table:table-cell>
          <table:table-cell table:style-name="ce26" office:value-type="float" office:value="0.367669348431894" calcext:value-type="float">
            <text:p>3,68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0.215514" calcext:value-type="float">
            <text:p>2,16E-01</text:p>
          </table:table-cell>
          <table:table-cell table:style-name="ce26" office:value-type="float" office:value="0.222187583333333" calcext:value-type="float">
            <text:p>2,22E-01</text:p>
          </table:table-cell>
          <table:table-cell table:style-name="ce26" office:value-type="float" office:value="0.131488" calcext:value-type="float">
            <text:p>1,31E-01</text:p>
          </table:table-cell>
          <table:table-cell table:style-name="ce26" office:value-type="float" office:value="0.423157" calcext:value-type="float">
            <text:p>4,23E-01</text:p>
          </table:table-cell>
          <table:table-cell table:style-name="ce26" office:value-type="float" office:value="0.0799425468019017" calcext:value-type="float">
            <text:p>7,99E-02</text:p>
          </table:table-cell>
          <table:table-cell table:style-name="ce28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0.210051" calcext:value-type="float">
            <text:p>2,10E-01</text:p>
          </table:table-cell>
          <table:table-cell table:style-name="ce26" office:value-type="float" office:value="0.2083433" calcext:value-type="float">
            <text:p>2,08E-01</text:p>
          </table:table-cell>
          <table:table-cell table:style-name="ce26" office:value-type="float" office:value="0.1923" calcext:value-type="float">
            <text:p>1,92E-01</text:p>
          </table:table-cell>
          <table:table-cell table:style-name="ce26" office:value-type="float" office:value="0.217199" calcext:value-type="float">
            <text:p>2,17E-01</text:p>
          </table:table-cell>
          <table:table-cell table:style-name="ce26" office:value-type="float" office:value="0.00783436971938394" calcext:value-type="float">
            <text:p>7,83E-03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0.170643" calcext:value-type="float">
            <text:p>1,71E-01</text:p>
          </table:table-cell>
          <table:table-cell table:style-name="ce26" office:value-type="float" office:value="0.168859333333333" calcext:value-type="float">
            <text:p>1,69E-01</text:p>
          </table:table-cell>
          <table:table-cell table:style-name="ce26" office:value-type="float" office:value="0.15146" calcext:value-type="float">
            <text:p>1,51E-01</text:p>
          </table:table-cell>
          <table:table-cell table:style-name="ce26" office:value-type="float" office:value="0.184475" calcext:value-type="float">
            <text:p>1,84E-01</text:p>
          </table:table-cell>
          <table:table-cell table:style-name="ce26" office:value-type="float" office:value="0.0165796156871423" calcext:value-type="float">
            <text:p>1,66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characters entropy</text:p>
          </table:table-cell>
          <table:table-cell table:style-name="ce26" office:value-type="float" office:value="0.170261" calcext:value-type="float">
            <text:p>1,70E-01</text:p>
          </table:table-cell>
          <table:table-cell table:style-name="ce26" office:value-type="float" office:value="0.241658333333333" calcext:value-type="float">
            <text:p>2,42E-01</text:p>
          </table:table-cell>
          <table:table-cell table:style-name="ce26" office:value-type="float" office:value="0.131525" calcext:value-type="float">
            <text:p>1,32E-01</text:p>
          </table:table-cell>
          <table:table-cell table:style-name="ce26" office:value-type="float" office:value="0.423189" calcext:value-type="float">
            <text:p>4,23E-01</text:p>
          </table:table-cell>
          <table:table-cell table:style-name="ce26" office:value-type="float" office:value="0.158398726728889" calcext:value-type="float">
            <text:p>1,58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164928" calcext:value-type="float">
            <text:p>1,65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0.157204" calcext:value-type="float">
            <text:p>1,57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147258" calcext:value-type="float">
            <text:p>1,47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0.089659" calcext:value-type="float">
            <text:p>8,97E-02</text:p>
          </table:table-cell>
          <table:table-cell table:style-name="ce26" office:value-type="float" office:value="0.0715266666666667" calcext:value-type="float">
            <text:p>7,15E-02</text:p>
          </table:table-cell>
          <table:table-cell table:style-name="ce26" office:value-type="float" office:value="0.033943" calcext:value-type="float">
            <text:p>3,39E-02</text:p>
          </table:table-cell>
          <table:table-cell table:style-name="ce26" office:value-type="float" office:value="0.090978" calcext:value-type="float">
            <text:p>9,10E-02</text:p>
          </table:table-cell>
          <table:table-cell table:style-name="ce26" office:value-type="float" office:value="0.0325550908512529" calcext:value-type="float">
            <text:p>3,26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ot null rows count</text:p>
          </table:table-cell>
          <table:table-cell table:style-name="ce26" office:value-type="float" office:value="0.078362" calcext:value-type="float">
            <text:p>7,84E-02</text:p>
          </table:table-cell>
          <table:table-cell table:style-name="ce26" office:value-type="float" office:value="0.0631746666666667" calcext:value-type="float">
            <text:p>6,32E-02</text:p>
          </table:table-cell>
          <table:table-cell table:style-name="ce26" office:value-type="float" office:value="0.032159" calcext:value-type="float">
            <text:p>3,22E-02</text:p>
          </table:table-cell>
          <table:table-cell table:style-name="ce26" office:value-type="float" office:value="0.079003" calcext:value-type="float">
            <text:p>7,90E-02</text:p>
          </table:table-cell>
          <table:table-cell table:style-name="ce26" office:value-type="float" office:value="0.0268622672969601" calcext:value-type="float">
            <text:p>2,6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047486" calcext:value-type="float">
            <text:p>4,75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039494" calcext:value-type="float">
            <text:p>3,95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59" calcext:value-type="float">
            <text:p>5,9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7" calcext:value-type="float">
            <text:p>7,00E-06</text:p>
          </table:table-cell>
          <table:table-cell table:style-name="ce26" office:value-type="float" office:value="0.00000056764621219755" calcext:value-type="float">
            <text:p>5,68E-07</text:p>
          </table:table-cell>
          <table:table-cell table:style-name="ce28" office:value-type="float" office:value="10" calcext:value-type="float">
            <text:p>10</text:p>
          </table:table-cell>
          <table:table-cell table:style-name="ce4" table:number-columns-repeated="1017"/>
        </table:table-row>
        <table:table-row table:style-name="ro1" table:number-rows-repeated="3">
          <table:table-cell/>
          <table:table-cell table:style-name="ce4"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6" table:default-cell-style-name="ce7"/>
        <table:table-column table:style-name="co4" table:number-columns-repeated="2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09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1007" calcext:value-type="float">
            <text:p>100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99861" calcext:value-type="float">
            <text:p>998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0973954531261906" calcext:value-type="float">
            <text:p>0,09739545312619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11.1951632285199" calcext:value-type="float">
            <text:p>11,19516322851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76247" calcext:value-type="float">
            <text:p>7624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751.303837374503" calcext:value-type="float">
            <text:p>751,30383737450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564457.456053654" calcext:value-type="float">
            <text:p>564457,45605365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8" office:value-type="string" calcext:value-type="string">
            <text:p>2016-10-11 03:02:5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8" office:value-type="string" calcext:value-type="string">
            <text:p>2016-09-28 04:30: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4.72263510994035" calcext:value-type="float">
            <text:p>4,7226351099403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.59164808431831" calcext:value-type="float">
            <text:p>1,59164808431831</text:p>
          </table:table-cell>
          <table:table-cell office:value-type="float" office:value="5.29573808195759" calcext:value-type="float">
            <text:p>5,295738081957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687755980813" calcext:value-type="float">
            <text:p>8,206877559808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962154885642" calcext:value-type="float">
            <text:p>3,209621548856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16704868835" calcext:value-type="float">
            <text:p>10,30167048688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447" calcext:value-type="float">
            <text:p>13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16" calcext:value-type="float">
            <text:p>11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861" calcext:value-type="float">
            <text:p>998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8.780494887894" calcext:value-type="float">
            <text:p>168,7804948878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308940377154" calcext:value-type="float">
            <text:p>55,63089403771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4.79637143552" calcext:value-type="float">
            <text:p>3094,796371435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16063195388356" calcext:value-type="float">
            <text:p>0,016063195388356</text:p>
          </table:table-cell>
          <table:table-cell office:value-type="float" office:value="10.4681462278234" calcext:value-type="float">
            <text:p>10,46814622782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16063195388356" calcext:value-type="float">
            <text:p>0,016063195388356</text:p>
          </table:table-cell>
          <table:table-cell office:value-type="float" office:value="6.67637433148226" calcext:value-type="float">
            <text:p>6,676374331482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8.780494887894" calcext:value-type="float">
            <text:p>168,7804948878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308940377154" calcext:value-type="float">
            <text:p>55,63089403771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4.79637143552" calcext:value-type="float">
            <text:p>3094,7963714355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10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38.305376" calcext:value-type="float">
            <text:p>3,83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4.709456" calcext:value-type="float">
            <text:p>4,71E+00</text:p>
          </table:table-cell>
          <table:table-cell table:style-name="ce26" office:value-type="float" office:value="11.76067" calcext:value-type="float">
            <text:p>1,18E+01</text:p>
          </table:table-cell>
          <table:table-cell table:style-name="ce26" office:value-type="float" office:value="4.499739" calcext:value-type="float">
            <text:p>4,50E+00</text:p>
          </table:table-cell>
          <table:table-cell table:style-name="ce26" office:value-type="float" office:value="26.072815" calcext:value-type="float">
            <text:p>2,61E+01</text:p>
          </table:table-cell>
          <table:table-cell table:style-name="ce26" office:value-type="float" office:value="12.3951246940396" calcext:value-type="float">
            <text:p>1,24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2.886359" calcext:value-type="float">
            <text:p>2,89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1.720898" calcext:value-type="float">
            <text:p>1,72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1.204031" calcext:value-type="float">
            <text:p>1,20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0.96464" calcext:value-type="float">
            <text:p>9,65E-01</text:p>
          </table:table-cell>
          <table:table-cell table:style-name="ce26" office:value-type="float" office:value="0.952477" calcext:value-type="float">
            <text:p>9,52E-01</text:p>
          </table:table-cell>
          <table:table-cell table:style-name="ce26" office:value-type="float" office:value="0.926086" calcext:value-type="float">
            <text:p>9,26E-01</text:p>
          </table:table-cell>
          <table:table-cell table:style-name="ce26" office:value-type="float" office:value="0.966705" calcext:value-type="float">
            <text:p>9,67E-01</text:p>
          </table:table-cell>
          <table:table-cell table:style-name="ce26" office:value-type="float" office:value="0.0228785864292355" calcext:value-type="float">
            <text:p>2,2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0.884064" calcext:value-type="float">
            <text:p>8,84E-01</text:p>
          </table:table-cell>
          <table:table-cell table:style-name="ce26" office:value-type="float" office:value="0.9762446" calcext:value-type="float">
            <text:p>9,76E-01</text:p>
          </table:table-cell>
          <table:table-cell table:style-name="ce26" office:value-type="float" office:value="0.853324" calcext:value-type="float">
            <text:p>8,53E-01</text:p>
          </table:table-cell>
          <table:table-cell table:style-name="ce26" office:value-type="float" office:value="1.720886" calcext:value-type="float">
            <text:p>1,72E+00</text:p>
          </table:table-cell>
          <table:table-cell table:style-name="ce26" office:value-type="float" office:value="0.264416848894653" calcext:value-type="float">
            <text:p>2,64E-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0.880191" calcext:value-type="float">
            <text:p>8,80E-01</text:p>
          </table:table-cell>
          <table:table-cell table:style-name="ce26" office:value-type="float" office:value="0.88904" calcext:value-type="float">
            <text:p>8,89E-01</text:p>
          </table:table-cell>
          <table:table-cell table:style-name="ce26" office:value-type="float" office:value="0.879788" calcext:value-type="float">
            <text:p>8,80E-01</text:p>
          </table:table-cell>
          <table:table-cell table:style-name="ce26" office:value-type="float" office:value="0.907141" calcext:value-type="float">
            <text:p>9,07E-01</text:p>
          </table:table-cell>
          <table:table-cell table:style-name="ce26" office:value-type="float" office:value="0.0156772208315122" calcext:value-type="float">
            <text:p>1,5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0.866741" calcext:value-type="float">
            <text:p>8,67E-01</text:p>
          </table:table-cell>
          <table:table-cell table:style-name="ce26" office:value-type="float" office:value="0.871895333333333" calcext:value-type="float">
            <text:p>8,72E-01</text:p>
          </table:table-cell>
          <table:table-cell table:style-name="ce26" office:value-type="float" office:value="0.864991" calcext:value-type="float">
            <text:p>8,65E-01</text:p>
          </table:table-cell>
          <table:table-cell table:style-name="ce26" office:value-type="float" office:value="0.883954" calcext:value-type="float">
            <text:p>8,84E-01</text:p>
          </table:table-cell>
          <table:table-cell table:style-name="ce26" office:value-type="float" office:value="0.01047970449647" calcext:value-type="float">
            <text:p>1,05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process</text:p>
          </table:table-cell>
          <table:table-cell table:number-columns-repeated="4" table:style-name="ce26" office:value-type="float" office:value="0.689685" calcext:value-type="float">
            <text:p>6,90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689415" calcext:value-type="float">
            <text:p>6,8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0.572817" calcext:value-type="float">
            <text:p>5,73E-01</text:p>
          </table:table-cell>
          <table:table-cell table:style-name="ce26" office:value-type="float" office:value="5.200581" calcext:value-type="float">
            <text:p>5,20E+00</text:p>
          </table:table-cell>
          <table:table-cell table:style-name="ce26" office:value-type="float" office:value="0.420676" calcext:value-type="float">
            <text:p>4,21E-01</text:p>
          </table:table-cell>
          <table:table-cell table:style-name="ce26" office:value-type="float" office:value="14.60825" calcext:value-type="float">
            <text:p>1,46E+01</text:p>
          </table:table-cell>
          <table:table-cell table:style-name="ce26" office:value-type="float" office:value="8.14763546871981" calcext:value-type="float">
            <text:p>8,15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Stringprocessor. calculate characters entropy</text:p>
          </table:table-cell>
          <table:table-cell table:style-name="ce22" office:value-type="float" office:value="0.269167" calcext:value-type="float">
            <text:p>2,69E-01</text:p>
          </table:table-cell>
          <table:table-cell table:style-name="ce22" office:value-type="float" office:value="2.155591" calcext:value-type="float">
            <text:p>2,16E+00</text:p>
          </table:table-cell>
          <table:table-cell table:style-name="ce22" office:value-type="float" office:value="0.240658" calcext:value-type="float">
            <text:p>2,41E-01</text:p>
          </table:table-cell>
          <table:table-cell table:style-name="ce22" office:value-type="float" office:value="5.956948" calcext:value-type="float">
            <text:p>5,96E+00</text:p>
          </table:table-cell>
          <table:table-cell table:style-name="ce22" office:value-type="float" office:value="3.29210259133232" calcext:value-type="float">
            <text:p>3,29E+00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0.256666" calcext:value-type="float">
            <text:p>2,57E-01</text:p>
          </table:table-cell>
          <table:table-cell table:style-name="ce26" office:value-type="float" office:value="0.256191" calcext:value-type="float">
            <text:p>2,56E-01</text:p>
          </table:table-cell>
          <table:table-cell table:style-name="ce26" office:value-type="float" office:value="0.224417" calcext:value-type="float">
            <text:p>2,24E-01</text:p>
          </table:table-cell>
          <table:table-cell table:style-name="ce26" office:value-type="float" office:value="0.274803" calcext:value-type="float">
            <text:p>2,75E-01</text:p>
          </table:table-cell>
          <table:table-cell table:style-name="ce26" office:value-type="float" office:value="0.0127723435072295" calcext:value-type="float">
            <text:p>1,28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0.24721" calcext:value-type="float">
            <text:p>2,47E-01</text:p>
          </table:table-cell>
          <table:table-cell table:style-name="ce26" office:value-type="float" office:value="0.583321333333333" calcext:value-type="float">
            <text:p>5,83E-01</text:p>
          </table:table-cell>
          <table:table-cell table:style-name="ce26" office:value-type="float" office:value="0.225701" calcext:value-type="float">
            <text:p>2,26E-01</text:p>
          </table:table-cell>
          <table:table-cell table:style-name="ce26" office:value-type="float" office:value="1.277053" calcext:value-type="float">
            <text:p>1,28E+00</text:p>
          </table:table-cell>
          <table:table-cell table:style-name="ce26" office:value-type="float" office:value="0.600885495142239" calcext:value-type="float">
            <text:p>6,01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0.2311645" calcext:value-type="float">
            <text:p>2,31E-01</text:p>
          </table:table-cell>
          <table:table-cell table:style-name="ce26" office:value-type="float" office:value="0.2311366" calcext:value-type="float">
            <text:p>2,31E-01</text:p>
          </table:table-cell>
          <table:table-cell table:style-name="ce26" office:value-type="float" office:value="0.223479" calcext:value-type="float">
            <text:p>2,23E-01</text:p>
          </table:table-cell>
          <table:table-cell table:style-name="ce26" office:value-type="float" office:value="0.238567" calcext:value-type="float">
            <text:p>2,39E-01</text:p>
          </table:table-cell>
          <table:table-cell table:style-name="ce26" office:value-type="float" office:value="0.00499336738306148" calcext:value-type="float">
            <text:p>4,99E-03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0.227766" calcext:value-type="float">
            <text:p>2,28E-01</text:p>
          </table:table-cell>
          <table:table-cell table:style-name="ce26" office:value-type="float" office:value="0.230256818181818" calcext:value-type="float">
            <text:p>2,30E-01</text:p>
          </table:table-cell>
          <table:table-cell table:style-name="ce26" office:value-type="float" office:value="0.183281" calcext:value-type="float">
            <text:p>1,83E-01</text:p>
          </table:table-cell>
          <table:table-cell table:style-name="ce26" office:value-type="float" office:value="0.284246" calcext:value-type="float">
            <text:p>2,84E-01</text:p>
          </table:table-cell>
          <table:table-cell table:style-name="ce26" office:value-type="float" office:value="0.0234066854501793" calcext:value-type="float">
            <text:p>2,34E-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0.221739" calcext:value-type="float">
            <text:p>2,22E-01</text:p>
          </table:table-cell>
          <table:table-cell table:style-name="ce26" office:value-type="float" office:value="0.764031" calcext:value-type="float">
            <text:p>7,64E-01</text:p>
          </table:table-cell>
          <table:table-cell table:style-name="ce26" office:value-type="float" office:value="0.167863" calcext:value-type="float">
            <text:p>1,68E-01</text:p>
          </table:table-cell>
          <table:table-cell table:style-name="ce26" office:value-type="float" office:value="5.956916" calcext:value-type="float">
            <text:p>5,96E+00</text:p>
          </table:table-cell>
          <table:table-cell table:style-name="ce26" office:value-type="float" office:value="1.64542111271492" calcext:value-type="float">
            <text:p>1,65E+00</text:p>
          </table:table-cell>
          <table:table-cell table:style-name="ce28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202888" calcext:value-type="float">
            <text:p>2,03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0.186916" calcext:value-type="float">
            <text:p>1,87E-01</text:p>
          </table:table-cell>
          <table:table-cell table:style-name="ce26" office:value-type="float" office:value="0.342209333333333" calcext:value-type="float">
            <text:p>3,42E-01</text:p>
          </table:table-cell>
          <table:table-cell table:style-name="ce26" office:value-type="float" office:value="0.18592" calcext:value-type="float">
            <text:p>1,86E-01</text:p>
          </table:table-cell>
          <table:table-cell table:style-name="ce26" office:value-type="float" office:value="0.653792" calcext:value-type="float">
            <text:p>6,54E-01</text:p>
          </table:table-cell>
          <table:table-cell table:style-name="ce26" office:value-type="float" office:value="0.269838964253373" calcext:value-type="float">
            <text:p>2,70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messages entropy</text:p>
          </table:table-cell>
          <table:table-cell table:style-name="ce26" office:value-type="float" office:value="0.181225" calcext:value-type="float">
            <text:p>1,81E-01</text:p>
          </table:table-cell>
          <table:table-cell table:style-name="ce26" office:value-type="float" office:value="0.205067333333333" calcext:value-type="float">
            <text:p>2,05E-01</text:p>
          </table:table-cell>
          <table:table-cell table:style-name="ce26" office:value-type="float" office:value="0.17927" calcext:value-type="float">
            <text:p>1,79E-01</text:p>
          </table:table-cell>
          <table:table-cell table:style-name="ce26" office:value-type="float" office:value="0.254707" calcext:value-type="float">
            <text:p>2,55E-01</text:p>
          </table:table-cell>
          <table:table-cell table:style-name="ce26" office:value-type="float" office:value="0.0430003242584673" calcext:value-type="float">
            <text:p>4,30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0.167898" calcext:value-type="float">
            <text:p>1,68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0.161735" calcext:value-type="float">
            <text:p>1,62E-01</text:p>
          </table:table-cell>
          <table:table-cell table:style-name="ce26" office:value-type="float" office:value="0.183414666666667" calcext:value-type="float">
            <text:p>1,83E-01</text:p>
          </table:table-cell>
          <table:table-cell table:style-name="ce26" office:value-type="float" office:value="0.157998" calcext:value-type="float">
            <text:p>1,58E-01</text:p>
          </table:table-cell>
          <table:table-cell table:style-name="ce26" office:value-type="float" office:value="0.230511" calcext:value-type="float">
            <text:p>2,31E-01</text:p>
          </table:table-cell>
          <table:table-cell table:style-name="ce26" office:value-type="float" office:value="0.0408293981382696" calcext:value-type="float">
            <text:p>4,08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153883" calcext:value-type="float">
            <text:p>1,54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082661" calcext:value-type="float">
            <text:p>8,27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0.078874" calcext:value-type="float">
            <text:p>7,89E-02</text:p>
          </table:table-cell>
          <table:table-cell table:style-name="ce26" office:value-type="float" office:value="0.0773583333333333" calcext:value-type="float">
            <text:p>7,74E-02</text:p>
          </table:table-cell>
          <table:table-cell table:style-name="ce26" office:value-type="float" office:value="0.07098" calcext:value-type="float">
            <text:p>7,10E-02</text:p>
          </table:table-cell>
          <table:table-cell table:style-name="ce26" office:value-type="float" office:value="0.082221" calcext:value-type="float">
            <text:p>8,22E-02</text:p>
          </table:table-cell>
          <table:table-cell table:style-name="ce26" office:value-type="float" office:value="0.00577173754889577" calcext:value-type="float">
            <text:p>5,77E-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059115" calcext:value-type="float">
            <text:p>5,91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ot null rows count</text:p>
          </table:table-cell>
          <table:table-cell table:style-name="ce26" office:value-type="float" office:value="0.057089" calcext:value-type="float">
            <text:p>5,71E-02</text:p>
          </table:table-cell>
          <table:table-cell table:style-name="ce26" office:value-type="float" office:value="0.056072" calcext:value-type="float">
            <text:p>5,61E-02</text:p>
          </table:table-cell>
          <table:table-cell table:style-name="ce26" office:value-type="float" office:value="0.052596" calcext:value-type="float">
            <text:p>5,26E-02</text:p>
          </table:table-cell>
          <table:table-cell table:style-name="ce26" office:value-type="float" office:value="0.058531" calcext:value-type="float">
            <text:p>5,85E-02</text:p>
          </table:table-cell>
          <table:table-cell table:style-name="ce26" office:value-type="float" office:value="0.00309544391000709" calcext:value-type="float">
            <text:p>3,10E-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53" calcext:value-type="float">
            <text:p>5,3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048304589153965" calcext:value-type="float">
            <text:p>4,83E-07</text:p>
          </table:table-cell>
          <table:table-cell table:style-name="ce28" office:value-type="float" office:value="10" calcext:value-type="float">
            <text:p>10</text:p>
          </table:table-cell>
          <table:table-cell table:style-name="ce4" table:number-columns-repeated="1017"/>
        </table:table-row>
        <table:table-row table:style-name="ro1" table:number-rows-repeated="3">
          <table:table-cell/>
          <table:table-cell table:style-name="ce4"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3" table:default-cell-style-name="ce7"/>
        <table:table-column table:style-name="co8" table:number-columns-repeated="2" table:default-cell-style-name="ce7"/>
        <table:table-column table:style-name="co3" table:number-columns-repeated="3" table:default-cell-style-name="ce7"/>
        <table:table-column table:style-name="co9" table:number-columns-repeated="2" table:default-cell-style-name="ce7"/>
        <table:table-column table:style-name="co4" table:default-cell-style-name="ce7"/>
        <table:table-column table:style-name="co9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1" table:default-cell-style-name="ce7"/>
        <table:table-column table:style-name="co12" table:default-cell-style-name="ce7"/>
        <table:table-column table:style-name="co10" table:default-cell-style-name="ce7"/>
        <table:table-column table:style-name="co12" table:default-cell-style-name="ce7"/>
        <table:table-column table:style-name="co5" table:default-cell-style-name="ce7"/>
        <table:table-column table:style-name="co6" table:number-columns-repeated="1000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0.0139" calcext:value-type="float">
            <text:p>0,013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1269" calcext:value-type="float">
            <text:p>126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999861" calcext:value-type="float">
            <text:p>9998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0162038488509627" calcext:value-type="float">
            <text:p>0,01620384885096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1.32402836397096" calcext:value-type="float">
            <text:p>1,3240283639709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76264" calcext:value-type="float">
            <text:p>7626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262.125605724831" calcext:value-type="float">
            <text:p>262,1256057248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68709.8331766094" calcext:value-type="float">
            <text:p>68709,833176609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8" office:value-type="string" calcext:value-type="string">
            <text:p>2016-10-13 12:14:3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8" office:value-type="string" calcext:value-type="string">
            <text:p>2016-09-28 04:30: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6.39607400755078" calcext:value-type="float">
            <text:p>6,3960740075507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.58862280463354" calcext:value-type="float">
            <text:p>1,58862280463354</text:p>
          </table:table-cell>
          <table:table-cell office:value-type="float" office:value="5.29061220927335" calcext:value-type="float">
            <text:p>5,290612209273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551744692512" calcext:value-type="float">
            <text:p>9,125517446925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516479561669" calcext:value-type="float">
            <text:p>4,025164795616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01951631872" calcext:value-type="float">
            <text:p>16,2019516318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634" calcext:value-type="float">
            <text:p>1236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681" calcext:value-type="float">
            <text:p>386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9861" calcext:value-type="float">
            <text:p>9998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0.167536287544" calcext:value-type="float">
            <text:p>190,1675362875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30960371502" calcext:value-type="float">
            <text:p>48,8309603715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.46269080319" calcext:value-type="float">
            <text:p>2384,462690803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104889758129602" calcext:value-type="float">
            <text:p>0,01048897581296</text:p>
          </table:table-cell>
          <table:table-cell office:value-type="float" office:value="14.5612940669287" calcext:value-type="float">
            <text:p>14,56129406692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104889758129602" calcext:value-type="float">
            <text:p>0,01048897581296</text:p>
          </table:table-cell>
          <table:table-cell office:value-type="float" office:value="6.96142665941371" calcext:value-type="float">
            <text:p>6,961426659413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0.167536287544" calcext:value-type="float">
            <text:p>190,1675362875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30960371502" calcext:value-type="float">
            <text:p>48,8309603715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.46269080319" calcext:value-type="float">
            <text:p>2384,4626908031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10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461.738798" calcext:value-type="float">
            <text:p>4,62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37.676133" calcext:value-type="float">
            <text:p>3,77E+01</text:p>
          </table:table-cell>
          <table:table-cell table:style-name="ce26" office:value-type="float" office:value="143.322988666667" calcext:value-type="float">
            <text:p>1,43E+02</text:p>
          </table:table-cell>
          <table:table-cell table:style-name="ce26" office:value-type="float" office:value="32.840688" calcext:value-type="float">
            <text:p>3,28E+01</text:p>
          </table:table-cell>
          <table:table-cell table:style-name="ce26" office:value-type="float" office:value="359.452145" calcext:value-type="float">
            <text:p>3,59E+02</text:p>
          </table:table-cell>
          <table:table-cell table:style-name="ce26" office:value-type="float" office:value="187.188954121513" calcext:value-type="float">
            <text:p>1,87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31.648155" calcext:value-type="float">
            <text:p>3,16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process</text:p>
          </table:table-cell>
          <table:table-cell table:number-columns-repeated="4" table:style-name="ce26" office:value-type="float" office:value="28.91191" calcext:value-type="float">
            <text:p>2,89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28.910167" calcext:value-type="float">
            <text:p>2,89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21.011618" calcext:value-type="float">
            <text:p>2,10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15.795944" calcext:value-type="float">
            <text:p>1,58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6.028582" calcext:value-type="float">
            <text:p>6,03E+00</text:p>
          </table:table-cell>
          <table:table-cell table:style-name="ce26" office:value-type="float" office:value="62.4962586666667" calcext:value-type="float">
            <text:p>6,25E+01</text:p>
          </table:table-cell>
          <table:table-cell table:style-name="ce26" office:value-type="float" office:value="3.518624" calcext:value-type="float">
            <text:p>3,52E+00</text:p>
          </table:table-cell>
          <table:table-cell table:style-name="ce26" office:value-type="float" office:value="177.94157" calcext:value-type="float">
            <text:p>1,78E+02</text:p>
          </table:table-cell>
          <table:table-cell table:style-name="ce26" office:value-type="float" office:value="99.9864486014387" calcext:value-type="float">
            <text:p>1,00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5.740852" calcext:value-type="float">
            <text:p>5,74E+00</text:p>
          </table:table-cell>
          <table:table-cell table:style-name="ce26" office:value-type="float" office:value="5.12063333333333" calcext:value-type="float">
            <text:p>5,12E+00</text:p>
          </table:table-cell>
          <table:table-cell table:style-name="ce26" office:value-type="float" office:value="1.08739" calcext:value-type="float">
            <text:p>1,09E+00</text:p>
          </table:table-cell>
          <table:table-cell table:style-name="ce26" office:value-type="float" office:value="8.533658" calcext:value-type="float">
            <text:p>8,53E+00</text:p>
          </table:table-cell>
          <table:table-cell table:style-name="ce26" office:value-type="float" office:value="3.76167916997414" calcext:value-type="float">
            <text:p>3,76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4.819418" calcext:value-type="float">
            <text:p>4,82E+00</text:p>
          </table:table-cell>
          <table:table-cell table:style-name="ce26" office:value-type="float" office:value="4.58765733333333" calcext:value-type="float">
            <text:p>4,59E+00</text:p>
          </table:table-cell>
          <table:table-cell table:style-name="ce26" office:value-type="float" office:value="3.905619" calcext:value-type="float">
            <text:p>3,91E+00</text:p>
          </table:table-cell>
          <table:table-cell table:style-name="ce26" office:value-type="float" office:value="5.037935" calcext:value-type="float">
            <text:p>5,04E+00</text:p>
          </table:table-cell>
          <table:table-cell table:style-name="ce26" office:value-type="float" office:value="0.600682641603978" calcext:value-type="float">
            <text:p>6,01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4.673546" calcext:value-type="float">
            <text:p>4,67E+00</text:p>
          </table:table-cell>
          <table:table-cell table:style-name="ce26" office:value-type="float" office:value="6.6009829" calcext:value-type="float">
            <text:p>6,60E+00</text:p>
          </table:table-cell>
          <table:table-cell table:style-name="ce26" office:value-type="float" office:value="3.703032" calcext:value-type="float">
            <text:p>3,70E+00</text:p>
          </table:table-cell>
          <table:table-cell table:style-name="ce26" office:value-type="float" office:value="21.011606" calcext:value-type="float">
            <text:p>2,10E+01</text:p>
          </table:table-cell>
          <table:table-cell table:style-name="ce26" office:value-type="float" office:value="5.20597825493972" calcext:value-type="float">
            <text:p>5,21E+00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4.549396" calcext:value-type="float">
            <text:p>4,55E+00</text:p>
          </table:table-cell>
          <table:table-cell table:style-name="ce26" office:value-type="float" office:value="5.35459566666667" calcext:value-type="float">
            <text:p>5,35E+00</text:p>
          </table:table-cell>
          <table:table-cell table:style-name="ce26" office:value-type="float" office:value="4.253269" calcext:value-type="float">
            <text:p>4,25E+00</text:p>
          </table:table-cell>
          <table:table-cell table:style-name="ce26" office:value-type="float" office:value="7.261122" calcext:value-type="float">
            <text:p>7,26E+00</text:p>
          </table:table-cell>
          <table:table-cell table:style-name="ce26" office:value-type="float" office:value="1.65772578999132" calcext:value-type="float">
            <text:p>1,66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4.512448" calcext:value-type="float">
            <text:p>4,51E+00</text:p>
          </table:table-cell>
          <table:table-cell table:style-name="ce26" office:value-type="float" office:value="5.090602" calcext:value-type="float">
            <text:p>5,09E+00</text:p>
          </table:table-cell>
          <table:table-cell table:style-name="ce26" office:value-type="float" office:value="3.714291" calcext:value-type="float">
            <text:p>3,71E+00</text:p>
          </table:table-cell>
          <table:table-cell table:style-name="ce26" office:value-type="float" office:value="7.045067" calcext:value-type="float">
            <text:p>7,05E+00</text:p>
          </table:table-cell>
          <table:table-cell table:style-name="ce26" office:value-type="float" office:value="1.73902666061536" calcext:value-type="float">
            <text:p>1,74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Stringprocessor. calculate messages entropy</text:p>
          </table:table-cell>
          <table:table-cell table:style-name="ce22" office:value-type="float" office:value="2.992775" calcext:value-type="float">
            <text:p>2,99E+00</text:p>
          </table:table-cell>
          <table:table-cell table:style-name="ce22" office:value-type="float" office:value="3.43089933333333" calcext:value-type="float">
            <text:p>3,43E+00</text:p>
          </table:table-cell>
          <table:table-cell table:style-name="ce22" office:value-type="float" office:value="1.123493" calcext:value-type="float">
            <text:p>1,12E+00</text:p>
          </table:table-cell>
          <table:table-cell table:style-name="ce22" office:value-type="float" office:value="6.17643" calcext:value-type="float">
            <text:p>6,18E+00</text:p>
          </table:table-cell>
          <table:table-cell table:style-name="ce22" office:value-type="float" office:value="2.5548009276823" calcext:value-type="float">
            <text:p>2,55E+00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2.991165" calcext:value-type="float">
            <text:p>2,99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2.808552" calcext:value-type="float">
            <text:p>2,81E+00</text:p>
          </table:table-cell>
          <table:table-cell table:style-name="ce26" office:value-type="float" office:value="6.65816566666667" calcext:value-type="float">
            <text:p>6,66E+00</text:p>
          </table:table-cell>
          <table:table-cell table:style-name="ce26" office:value-type="float" office:value="2.715636" calcext:value-type="float">
            <text:p>2,72E+00</text:p>
          </table:table-cell>
          <table:table-cell table:style-name="ce26" office:value-type="float" office:value="14.450309" calcext:value-type="float">
            <text:p>1,45E+01</text:p>
          </table:table-cell>
          <table:table-cell table:style-name="ce26" office:value-type="float" office:value="6.74835399495109" calcext:value-type="float">
            <text:p>6,75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2.382817" calcext:value-type="float">
            <text:p>2,38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2.2782355" calcext:value-type="float">
            <text:p>2,28E+00</text:p>
          </table:table-cell>
          <table:table-cell table:style-name="ce26" office:value-type="float" office:value="14.9859416666667" calcext:value-type="float">
            <text:p>1,50E+01</text:p>
          </table:table-cell>
          <table:table-cell table:style-name="ce26" office:value-type="float" office:value="0.499459" calcext:value-type="float">
            <text:p>4,99E-01</text:p>
          </table:table-cell>
          <table:table-cell table:style-name="ce26" office:value-type="float" office:value="118.603963" calcext:value-type="float">
            <text:p>1,19E+02</text:p>
          </table:table-cell>
          <table:table-cell table:style-name="ce26" office:value-type="float" office:value="33.622490307829" calcext:value-type="float">
            <text:p>3,36E+01</text:p>
          </table:table-cell>
          <table:table-cell table:style-name="ce28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2.173721" calcext:value-type="float">
            <text:p>2,17E+00</text:p>
          </table:table-cell>
          <table:table-cell table:style-name="ce26" office:value-type="float" office:value="5.15583633333333" calcext:value-type="float">
            <text:p>5,16E+00</text:p>
          </table:table-cell>
          <table:table-cell table:style-name="ce26" office:value-type="float" office:value="0.597142" calcext:value-type="float">
            <text:p>5,97E-01</text:p>
          </table:table-cell>
          <table:table-cell table:style-name="ce26" office:value-type="float" office:value="12.696646" calcext:value-type="float">
            <text:p>1,27E+01</text:p>
          </table:table-cell>
          <table:table-cell table:style-name="ce26" office:value-type="float" office:value="6.57793722662966" calcext:value-type="float">
            <text:p>6,58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characters entropy</text:p>
          </table:table-cell>
          <table:table-cell table:style-name="ce26" office:value-type="float" office:value="2.065873" calcext:value-type="float">
            <text:p>2,07E+00</text:p>
          </table:table-cell>
          <table:table-cell table:style-name="ce26" office:value-type="float" office:value="40.7596773333333" calcext:value-type="float">
            <text:p>4,08E+01</text:p>
          </table:table-cell>
          <table:table-cell table:style-name="ce26" office:value-type="float" office:value="1.609149" calcext:value-type="float">
            <text:p>1,61E+00</text:p>
          </table:table-cell>
          <table:table-cell table:style-name="ce26" office:value-type="float" office:value="118.60401" calcext:value-type="float">
            <text:p>1,19E+02</text:p>
          </table:table-cell>
          <table:table-cell table:style-name="ce26" office:value-type="float" office:value="67.4155564053435" calcext:value-type="float">
            <text:p>6,74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1.556376" calcext:value-type="float">
            <text:p>1,5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1.2584525" calcext:value-type="float">
            <text:p>1,26E+00</text:p>
          </table:table-cell>
          <table:table-cell table:style-name="ce26" office:value-type="float" office:value="1.251252" calcext:value-type="float">
            <text:p>1,25E+00</text:p>
          </table:table-cell>
          <table:table-cell table:style-name="ce26" office:value-type="float" office:value="1.162613" calcext:value-type="float">
            <text:p>1,16E+00</text:p>
          </table:table-cell>
          <table:table-cell table:style-name="ce26" office:value-type="float" office:value="1.293825" calcext:value-type="float">
            <text:p>1,29E+00</text:p>
          </table:table-cell>
          <table:table-cell table:style-name="ce26" office:value-type="float" office:value="0.0424537821139387" calcext:value-type="float">
            <text:p>4,25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0.959944" calcext:value-type="float">
            <text:p>9,60E-01</text:p>
          </table:table-cell>
          <table:table-cell table:style-name="ce26" office:value-type="float" office:value="1.25391727272727" calcext:value-type="float">
            <text:p>1,25E+00</text:p>
          </table:table-cell>
          <table:table-cell table:style-name="ce26" office:value-type="float" office:value="0.720914" calcext:value-type="float">
            <text:p>7,21E-01</text:p>
          </table:table-cell>
          <table:table-cell table:style-name="ce26" office:value-type="float" office:value="3.928911" calcext:value-type="float">
            <text:p>3,93E+00</text:p>
          </table:table-cell>
          <table:table-cell table:style-name="ce26" office:value-type="float" office:value="0.907588299456212" calcext:value-type="float">
            <text:p>9,08E-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0.89192" calcext:value-type="float">
            <text:p>8,92E-01</text:p>
          </table:table-cell>
          <table:table-cell table:style-name="ce26" office:value-type="float" office:value="1.3303653" calcext:value-type="float">
            <text:p>1,33E+00</text:p>
          </table:table-cell>
          <table:table-cell table:style-name="ce26" office:value-type="float" office:value="0.693294" calcext:value-type="float">
            <text:p>6,93E-01</text:p>
          </table:table-cell>
          <table:table-cell table:style-name="ce26" office:value-type="float" office:value="4.139128" calcext:value-type="float">
            <text:p>4,14E+00</text:p>
          </table:table-cell>
          <table:table-cell table:style-name="ce26" office:value-type="float" office:value="1.04076858666768" calcext:value-type="float">
            <text:p>1,04E+00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852596" calcext:value-type="float">
            <text:p>8,53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0.616355" calcext:value-type="float">
            <text:p>6,16E-01</text:p>
          </table:table-cell>
          <table:table-cell table:style-name="ce26" office:value-type="float" office:value="3.12396133333333" calcext:value-type="float">
            <text:p>3,12E+00</text:p>
          </table:table-cell>
          <table:table-cell table:style-name="ce26" office:value-type="float" office:value="0.516522" calcext:value-type="float">
            <text:p>5,17E-01</text:p>
          </table:table-cell>
          <table:table-cell table:style-name="ce26" office:value-type="float" office:value="8.239007" calcext:value-type="float">
            <text:p>8,24E+00</text:p>
          </table:table-cell>
          <table:table-cell table:style-name="ce26" office:value-type="float" office:value="4.43004072058444" calcext:value-type="float">
            <text:p>4,43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49949" calcext:value-type="float">
            <text:p>4,9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ot null rows count</text:p>
          </table:table-cell>
          <table:table-cell table:style-name="ce26" office:value-type="float" office:value="0.196388" calcext:value-type="float">
            <text:p>1,96E-01</text:p>
          </table:table-cell>
          <table:table-cell table:style-name="ce26" office:value-type="float" office:value="0.193708333333333" calcext:value-type="float">
            <text:p>1,94E-01</text:p>
          </table:table-cell>
          <table:table-cell table:style-name="ce26" office:value-type="float" office:value="0.181513" calcext:value-type="float">
            <text:p>1,82E-01</text:p>
          </table:table-cell>
          <table:table-cell table:style-name="ce26" office:value-type="float" office:value="0.203224" calcext:value-type="float">
            <text:p>2,03E-01</text:p>
          </table:table-cell>
          <table:table-cell table:style-name="ce26" office:value-type="float" office:value="0.0111007810686156" calcext:value-type="float">
            <text:p>1,1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55" calcext:value-type="float">
            <text:p>5,50E-06</text:p>
          </table:table-cell>
          <table:table-cell table:style-name="ce26" office:value-type="float" office:value="0.0000061" calcext:value-type="float">
            <text:p>6,1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9" calcext:value-type="float">
            <text:p>9,00E-06</text:p>
          </table:table-cell>
          <table:table-cell table:style-name="ce26" office:value-type="float" office:value="0.00000144913767461894" calcext:value-type="float">
            <text:p>1,45E-06</text:p>
          </table:table-cell>
          <table:table-cell table:style-name="ce28" office:value-type="float" office:value="10" calcext:value-type="float">
            <text:p>10</text:p>
          </table:table-cell>
          <table:table-cell table:style-name="ce4" table:number-columns-repeated="1017"/>
        </table:table-row>
        <table:table-row table:style-name="ro1" table:number-rows-repeated="6">
          <table:table-cell/>
          <table:table-cell table:style-name="ce4"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8" table:number-columns-repeated="6" table:default-cell-style-name="ce7"/>
        <table:table-column table:style-name="co13" table:default-cell-style-name="ce7"/>
        <table:table-column table:style-name="co10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0" table:default-cell-style-name="ce7"/>
        <table:table-column table:style-name="co12" table:default-cell-style-name="ce7"/>
        <table:table-column table:style-name="co11" table:default-cell-style-name="ce7"/>
        <table:table-column table:style-name="co12" table:default-cell-style-name="ce7"/>
        <table:table-column table:style-name="co10" table:default-cell-style-name="ce7"/>
        <table:table-column table:style-name="co12" table:default-cell-style-name="ce7"/>
        <table:table-column table:style-name="co5" table:default-cell-style-name="ce7"/>
        <table:table-column table:style-name="co6" table:number-columns-repeated="998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28455" calcext:value-type="float">
            <text:p>284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0.28455" calcext:value-type="float">
            <text:p>0,284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9542" calcext:value-type="float">
            <text:p>954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9971545" calcext:value-type="float">
            <text:p>997154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0130229555615351" calcext:value-type="float">
            <text:p>0,01302295556153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9.86910061270351" calcext:value-type="float">
            <text:p>9,8691006127035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46530927" calcext:value-type="float">
            <text:p>465309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16600.60485607" calcext:value-type="float">
            <text:p>16600,6048560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275580081.587374" calcext:value-type="float">
            <text:p>275580081,58737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8" office:value-type="string" calcext:value-type="string">
            <text:p>2017-04-24 20:45:5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8" office:value-type="string" calcext:value-type="string">
            <text:p>2014-03-12 20:36:2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9.92603092735449" calcext:value-type="float">
            <text:p>9,9260309273544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0006788053453" calcext:value-type="float">
            <text:p>2,00006788053453</text:p>
          </table:table-cell>
          <table:table-cell office:value-type="float" office:value="1.5946130426383" calcext:value-type="float">
            <text:p>1,5946130426383</text:p>
          </table:table-cell>
          <table:table-cell office:value-type="float" office:value="5.29239129506111" calcext:value-type="float">
            <text:p>5,292391295061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58724726915" calcext:value-type="float">
            <text:p>9,24587247269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128045793464" calcext:value-type="float">
            <text:p>4,141280457934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502038312713" calcext:value-type="float">
            <text:p>17,15020383127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4320" calcext:value-type="float">
            <text:p>3443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3776" calcext:value-type="float">
            <text:p>1337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71545" calcext:value-type="float">
            <text:p>9971545</text:p>
          </table:table-cell>
          <table:table-cell office:value-type="float" office:value="9971527" calcext:value-type="float">
            <text:p>99715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371055839" calcext:value-type="float">
            <text:p>4,00000371055839</text:p>
          </table:table-cell>
          <table:table-cell office:value-type="float" office:value="3" calcext:value-type="float">
            <text:p>3</text:p>
          </table:table-cell>
          <table:table-cell office:value-type="float" office:value="191.551178971887" calcext:value-type="float">
            <text:p>191,5511789718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19262774010723" calcext:value-type="float">
            <text:p>0,001926277401072</text:p>
          </table:table-cell>
          <table:table-cell office:value-type="float" office:value="0" calcext:value-type="float">
            <text:p>0</text:p>
          </table:table-cell>
          <table:table-cell office:value-type="float" office:value="48.8776580631419" calcext:value-type="float">
            <text:p>48,87765806314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style-name="ce22" office:value-type="float" office:value="0.00000371054462588186" calcext:value-type="float">
            <text:p>3,71E-06</text:p>
          </table:table-cell>
          <table:table-cell office:value-type="float" office:value="0" calcext:value-type="float">
            <text:p>0</text:p>
          </table:table-cell>
          <table:table-cell office:value-type="float" office:value="2389.02545773742" calcext:value-type="float">
            <text:p>2389,025457737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table:style-name="ce22" office:value-type="float" office:value="0.000072291416327906" calcext:value-type="float">
            <text:p>7,23E-05</text:p>
          </table:table-cell>
          <table:table-cell office:value-type="float" office:value="0.0251817329511758" calcext:value-type="float">
            <text:p>0,025181732951176</text:p>
          </table:table-cell>
          <table:table-cell office:value-type="float" office:value="15.0007155078495" calcext:value-type="float">
            <text:p>15,00071550784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table:style-name="ce22" office:value-type="float" office:value="0.000072291416327906" calcext:value-type="float">
            <text:p>7,23E-05</text:p>
          </table:table-cell>
          <table:table-cell office:value-type="float" office:value="0.0251817329511758" calcext:value-type="float">
            <text:p>0,025181732951176</text:p>
          </table:table-cell>
          <table:table-cell office:value-type="float" office:value="7.09066157006855" calcext:value-type="float">
            <text:p>7,090661570068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371055839" calcext:value-type="float">
            <text:p>4,00000371055839</text:p>
          </table:table-cell>
          <table:table-cell office:value-type="float" office:value="3" calcext:value-type="float">
            <text:p>3</text:p>
          </table:table-cell>
          <table:table-cell office:value-type="float" office:value="191.551178971887" calcext:value-type="float">
            <text:p>191,5511789718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19262774010723" calcext:value-type="float">
            <text:p>0,001926277401072</text:p>
          </table:table-cell>
          <table:table-cell office:value-type="float" office:value="0" calcext:value-type="float">
            <text:p>0</text:p>
          </table:table-cell>
          <table:table-cell office:value-type="float" office:value="48.8776580631419" calcext:value-type="float">
            <text:p>48,87765806314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style-name="ce22" office:value-type="float" office:value="0.00000371054462588186" calcext:value-type="float">
            <text:p>3,71E-06</text:p>
          </table:table-cell>
          <table:table-cell office:value-type="float" office:value="0" calcext:value-type="float">
            <text:p>0</text:p>
          </table:table-cell>
          <table:table-cell office:value-type="float" office:value="2389.02545773742" calcext:value-type="float">
            <text:p>2389,025457737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10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1703.837876" calcext:value-type="float">
            <text:p>1,70E+03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104.788817" calcext:value-type="float">
            <text:p>1,05E+02</text:p>
          </table:table-cell>
          <table:table-cell table:style-name="ce26" office:value-type="float" office:value="534.218774" calcext:value-type="float">
            <text:p>5,34E+02</text:p>
          </table:table-cell>
          <table:table-cell table:style-name="ce26" office:value-type="float" office:value="98.112587" calcext:value-type="float">
            <text:p>9,81E+01</text:p>
          </table:table-cell>
          <table:table-cell table:style-name="ce26" office:value-type="float" office:value="1399.754918" calcext:value-type="float">
            <text:p>1,40E+03</text:p>
          </table:table-cell>
          <table:table-cell table:style-name="ce26" office:value-type="float" office:value="749.583721434467" calcext:value-type="float">
            <text:p>7,50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101.067934" calcext:value-type="float">
            <text:p>1,01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99.817589" calcext:value-type="float">
            <text:p>9,98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75.295154" calcext:value-type="float">
            <text:p>7,53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process</text:p>
          </table:table-cell>
          <table:table-cell table:number-columns-repeated="4" table:style-name="ce26" office:value-type="float" office:value="33.966044" calcext:value-type="float">
            <text:p>3,40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33.965887" calcext:value-type="float">
            <text:p>3,40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23.534566" calcext:value-type="float">
            <text:p>2,35E+01</text:p>
          </table:table-cell>
          <table:table-cell table:style-name="ce26" office:value-type="float" office:value="24.7988026666667" calcext:value-type="float">
            <text:p>2,48E+01</text:p>
          </table:table-cell>
          <table:table-cell table:style-name="ce26" office:value-type="float" office:value="23.345737" calcext:value-type="float">
            <text:p>2,33E+01</text:p>
          </table:table-cell>
          <table:table-cell table:style-name="ce26" office:value-type="float" office:value="27.516105" calcext:value-type="float">
            <text:p>2,75E+01</text:p>
          </table:table-cell>
          <table:table-cell table:style-name="ce26" office:value-type="float" office:value="2.35514608376303" calcext:value-type="float">
            <text:p>2,36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20.167712" calcext:value-type="float">
            <text:p>2,02E+01</text:p>
          </table:table-cell>
          <table:table-cell table:style-name="ce26" office:value-type="float" office:value="304.734142" calcext:value-type="float">
            <text:p>3,05E+02</text:p>
          </table:table-cell>
          <table:table-cell table:style-name="ce26" office:value-type="float" office:value="15.824281" calcext:value-type="float">
            <text:p>1,58E+01</text:p>
          </table:table-cell>
          <table:table-cell table:style-name="ce26" office:value-type="float" office:value="878.210433" calcext:value-type="float">
            <text:p>8,78E+02</text:p>
          </table:table-cell>
          <table:table-cell table:style-name="ce26" office:value-type="float" office:value="496.649784659724" calcext:value-type="float">
            <text:p>4,97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17.399565" calcext:value-type="float">
            <text:p>1,74E+01</text:p>
          </table:table-cell>
          <table:table-cell table:style-name="ce26" office:value-type="float" office:value="25.0088161" calcext:value-type="float">
            <text:p>2,50E+01</text:p>
          </table:table-cell>
          <table:table-cell table:style-name="ce26" office:value-type="float" office:value="16.171103" calcext:value-type="float">
            <text:p>1,62E+01</text:p>
          </table:table-cell>
          <table:table-cell table:style-name="ce26" office:value-type="float" office:value="75.295142" calcext:value-type="float">
            <text:p>7,53E+01</text:p>
          </table:table-cell>
          <table:table-cell table:style-name="ce26" office:value-type="float" office:value="18.1143476239099" calcext:value-type="float">
            <text:p>1,81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16.586445" calcext:value-type="float">
            <text:p>1,66E+01</text:p>
          </table:table-cell>
          <table:table-cell table:style-name="ce26" office:value-type="float" office:value="17.0570793333333" calcext:value-type="float">
            <text:p>1,71E+01</text:p>
          </table:table-cell>
          <table:table-cell table:style-name="ce26" office:value-type="float" office:value="16.362532" calcext:value-type="float">
            <text:p>1,64E+01</text:p>
          </table:table-cell>
          <table:table-cell table:style-name="ce26" office:value-type="float" office:value="18.222261" calcext:value-type="float">
            <text:p>1,82E+01</text:p>
          </table:table-cell>
          <table:table-cell table:style-name="ce26" office:value-type="float" office:value="1.01526868125848" calcext:value-type="float">
            <text:p>1,02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16.544666" calcext:value-type="float">
            <text:p>1,65E+01</text:p>
          </table:table-cell>
          <table:table-cell table:style-name="ce26" office:value-type="float" office:value="16.44334" calcext:value-type="float">
            <text:p>1,64E+01</text:p>
          </table:table-cell>
          <table:table-cell table:style-name="ce26" office:value-type="float" office:value="16.182707" calcext:value-type="float">
            <text:p>1,62E+01</text:p>
          </table:table-cell>
          <table:table-cell table:style-name="ce26" office:value-type="float" office:value="16.602647" calcext:value-type="float">
            <text:p>1,66E+01</text:p>
          </table:table-cell>
          <table:table-cell table:style-name="ce26" office:value-type="float" office:value="0.227568933747557" calcext:value-type="float">
            <text:p>2,28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7.61734" calcext:value-type="float">
            <text:p>7,62E+00</text:p>
          </table:table-cell>
          <table:table-cell table:style-name="ce26" office:value-type="float" office:value="25.9891076666667" calcext:value-type="float">
            <text:p>2,60E+01</text:p>
          </table:table-cell>
          <table:table-cell table:style-name="ce26" office:value-type="float" office:value="7.559119" calcext:value-type="float">
            <text:p>7,56E+00</text:p>
          </table:table-cell>
          <table:table-cell table:style-name="ce26" office:value-type="float" office:value="62.790864" calcext:value-type="float">
            <text:p>6,28E+01</text:p>
          </table:table-cell>
          <table:table-cell table:style-name="ce26" office:value-type="float" office:value="31.8712691829921" calcext:value-type="float">
            <text:p>3,19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characters entropy</text:p>
          </table:table-cell>
          <table:table-cell table:style-name="ce26" office:value-type="float" office:value="6.869955" calcext:value-type="float">
            <text:p>6,87E+00</text:p>
          </table:table-cell>
          <table:table-cell table:style-name="ce26" office:value-type="float" office:value="121.162693" calcext:value-type="float">
            <text:p>1,21E+02</text:p>
          </table:table-cell>
          <table:table-cell table:style-name="ce26" office:value-type="float" office:value="5.52702" calcext:value-type="float">
            <text:p>5,53E+00</text:p>
          </table:table-cell>
          <table:table-cell table:style-name="ce26" office:value-type="float" office:value="351.091104" calcext:value-type="float">
            <text:p>3,51E+02</text:p>
          </table:table-cell>
          <table:table-cell table:style-name="ce26" office:value-type="float" office:value="199.124977105692" calcext:value-type="float">
            <text:p>1,99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5.804944" calcext:value-type="float">
            <text:p>5,80E+00</text:p>
          </table:table-cell>
          <table:table-cell table:style-name="ce26" office:value-type="float" office:value="7.5235819" calcext:value-type="float">
            <text:p>7,52E+00</text:p>
          </table:table-cell>
          <table:table-cell table:style-name="ce26" office:value-type="float" office:value="5.140784" calcext:value-type="float">
            <text:p>5,14E+00</text:p>
          </table:table-cell>
          <table:table-cell table:style-name="ce26" office:value-type="float" office:value="13.942901" calcext:value-type="float">
            <text:p>1,39E+01</text:p>
          </table:table-cell>
          <table:table-cell table:style-name="ce26" office:value-type="float" office:value="3.07439000977261" calcext:value-type="float">
            <text:p>3,07E+00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4.8712285" calcext:value-type="float">
            <text:p>4,87E+00</text:p>
          </table:table-cell>
          <table:table-cell table:style-name="ce26" office:value-type="float" office:value="5.3261732" calcext:value-type="float">
            <text:p>5,33E+00</text:p>
          </table:table-cell>
          <table:table-cell table:style-name="ce26" office:value-type="float" office:value="4.736074" calcext:value-type="float">
            <text:p>4,74E+00</text:p>
          </table:table-cell>
          <table:table-cell table:style-name="ce26" office:value-type="float" office:value="9.314059" calcext:value-type="float">
            <text:p>9,31E+00</text:p>
          </table:table-cell>
          <table:table-cell table:style-name="ce26" office:value-type="float" office:value="1.40558038863286" calcext:value-type="float">
            <text:p>1,41E+00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3.7315355" calcext:value-type="float">
            <text:p>3,73E+00</text:p>
          </table:table-cell>
          <table:table-cell table:style-name="ce26" office:value-type="float" office:value="36.9041089166667" calcext:value-type="float">
            <text:p>3,69E+01</text:p>
          </table:table-cell>
          <table:table-cell table:style-name="ce26" office:value-type="float" office:value="1.907593" calcext:value-type="float">
            <text:p>1,91E+00</text:p>
          </table:table-cell>
          <table:table-cell table:style-name="ce26" office:value-type="float" office:value="351.091083" calcext:value-type="float">
            <text:p>3,51E+02</text:p>
          </table:table-cell>
          <table:table-cell table:style-name="ce26" office:value-type="float" office:value="99.5365328894903" calcext:value-type="float">
            <text:p>9,95E+01</text:p>
          </table:table-cell>
          <table:table-cell table:style-name="ce28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3.706229" calcext:value-type="float">
            <text:p>3,71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3.692222" calcext:value-type="float">
            <text:p>3,69E+00</text:p>
          </table:table-cell>
          <table:table-cell table:style-name="ce26" office:value-type="float" office:value="4.29234266666667" calcext:value-type="float">
            <text:p>4,29E+00</text:p>
          </table:table-cell>
          <table:table-cell table:style-name="ce26" office:value-type="float" office:value="3.643585" calcext:value-type="float">
            <text:p>3,64E+00</text:p>
          </table:table-cell>
          <table:table-cell table:style-name="ce26" office:value-type="float" office:value="5.541221" calcext:value-type="float">
            <text:p>5,54E+00</text:p>
          </table:table-cell>
          <table:table-cell table:style-name="ce26" office:value-type="float" office:value="1.08183372476751" calcext:value-type="float">
            <text:p>1,08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3.615337" calcext:value-type="float">
            <text:p>3,62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3.233866" calcext:value-type="float">
            <text:p>3,23E+00</text:p>
          </table:table-cell>
          <table:table-cell table:style-name="ce26" office:value-type="float" office:value="4.08250790909091" calcext:value-type="float">
            <text:p>4,08E+00</text:p>
          </table:table-cell>
          <table:table-cell table:style-name="ce26" office:value-type="float" office:value="2.753398" calcext:value-type="float">
            <text:p>2,75E+00</text:p>
          </table:table-cell>
          <table:table-cell table:style-name="ce26" office:value-type="float" office:value="10.544212" calcext:value-type="float">
            <text:p>1,05E+01</text:p>
          </table:table-cell>
          <table:table-cell table:style-name="ce26" office:value-type="float" office:value="2.30673658422324" calcext:value-type="float">
            <text:p>2,31E+00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messages entropy</text:p>
          </table:table-cell>
          <table:table-cell table:style-name="ce26" office:value-type="float" office:value="2.047623" calcext:value-type="float">
            <text:p>2,05E+00</text:p>
          </table:table-cell>
          <table:table-cell table:style-name="ce26" office:value-type="float" office:value="2.64743166666667" calcext:value-type="float">
            <text:p>2,65E+00</text:p>
          </table:table-cell>
          <table:table-cell table:style-name="ce26" office:value-type="float" office:value="2.046877" calcext:value-type="float">
            <text:p>2,05E+00</text:p>
          </table:table-cell>
          <table:table-cell table:style-name="ce26" office:value-type="float" office:value="3.847795" calcext:value-type="float">
            <text:p>3,85E+00</text:p>
          </table:table-cell>
          <table:table-cell table:style-name="ce26" office:value-type="float" office:value="1.03954520735624" calcext:value-type="float">
            <text:p>1,04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1.988622" calcext:value-type="float">
            <text:p>1,99E+00</text:p>
          </table:table-cell>
          <table:table-cell table:style-name="ce26" office:value-type="float" office:value="10.617361" calcext:value-type="float">
            <text:p>1,06E+01</text:p>
          </table:table-cell>
          <table:table-cell table:style-name="ce26" office:value-type="float" office:value="1.907625" calcext:value-type="float">
            <text:p>1,91E+00</text:p>
          </table:table-cell>
          <table:table-cell table:style-name="ce26" office:value-type="float" office:value="27.955836" calcext:value-type="float">
            <text:p>2,80E+01</text:p>
          </table:table-cell>
          <table:table-cell table:style-name="ce26" office:value-type="float" office:value="15.0156144270796" calcext:value-type="float">
            <text:p>1,50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1.985997" calcext:value-type="float">
            <text:p>1,99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1.556131" calcext:value-type="float">
            <text:p>1,5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1.515083" calcext:value-type="float">
            <text:p>1,52E+00</text:p>
          </table:table-cell>
          <table:table-cell table:style-name="ce26" office:value-type="float" office:value="1.57752666666667" calcext:value-type="float">
            <text:p>1,58E+00</text:p>
          </table:table-cell>
          <table:table-cell table:style-name="ce26" office:value-type="float" office:value="1.457308" calcext:value-type="float">
            <text:p>1,46E+00</text:p>
          </table:table-cell>
          <table:table-cell table:style-name="ce26" office:value-type="float" office:value="1.760189" calcext:value-type="float">
            <text:p>1,76E+00</text:p>
          </table:table-cell>
          <table:table-cell table:style-name="ce26" office:value-type="float" office:value="0.16080619910418" calcext:value-type="float">
            <text:p>1,61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Stringprocessor. calculate not null rows count</text:p>
          </table:table-cell>
          <table:table-cell table:style-name="ce22" office:value-type="float" office:value="0.754043" calcext:value-type="float">
            <text:p>7,54E-01</text:p>
          </table:table-cell>
          <table:table-cell table:style-name="ce22" office:value-type="float" office:value="0.784684333333333" calcext:value-type="float">
            <text:p>7,85E-01</text:p>
          </table:table-cell>
          <table:table-cell table:style-name="ce22" office:value-type="float" office:value="0.726165" calcext:value-type="float">
            <text:p>7,26E-01</text:p>
          </table:table-cell>
          <table:table-cell table:style-name="ce22" office:value-type="float" office:value="0.873845" calcext:value-type="float">
            <text:p>8,74E-01</text:p>
          </table:table-cell>
          <table:table-cell table:style-name="ce22" office:value-type="float" office:value="0.0784634569805163" calcext:value-type="float">
            <text:p>7,85E-0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714652" calcext:value-type="float">
            <text:p>7,15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54" calcext:value-type="float">
            <text:p>5,4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051639777949432" calcext:value-type="float">
            <text:p>5,16E-07</text:p>
          </table:table-cell>
          <table:table-cell table:style-name="ce28" office:value-type="float" office:value="10" calcext:value-type="float">
            <text:p>10</text:p>
          </table:table-cell>
          <table:table-cell table:style-name="ce4" table:number-columns-repeated="1017"/>
        </table:table-row>
        <table:table-row table:style-name="ro1" table:number-rows-repeated="4">
          <table:table-cell/>
          <table:table-cell table:style-name="ce4"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8 files" table:style-name="ta1">
        <table:table-column table:style-name="co1" table:default-cell-style-name="ce18"/>
        <table:table-column table:style-name="co14" table:default-cell-style-name="ce19"/>
        <table:table-column table:style-name="co8" table:number-columns-repeated="8" table:default-cell-style-name="ce19"/>
        <table:table-column table:style-name="co13" table:default-cell-style-name="ce19"/>
        <table:table-column table:style-name="co10" table:default-cell-style-name="ce19"/>
        <table:table-column table:style-name="co7" table:default-cell-style-name="ce19"/>
        <table:table-column table:style-name="co10" table:default-cell-style-name="ce19"/>
        <table:table-column table:style-name="co7" table:default-cell-style-name="ce19"/>
        <table:table-column table:style-name="co11" table:default-cell-style-name="ce19"/>
        <table:table-column table:style-name="co7" table:default-cell-style-name="ce19"/>
        <table:table-column table:style-name="co10" table:default-cell-style-name="ce19"/>
        <table:table-column table:style-name="co7" table:default-cell-style-name="ce19"/>
        <table:table-column table:style-name="co11" table:default-cell-style-name="ce19"/>
        <table:table-column table:style-name="co12" table:default-cell-style-name="ce19"/>
        <table:table-column table:style-name="co15" table:default-cell-style-name="ce19"/>
        <table:table-column table:style-name="co12" table:default-cell-style-name="ce19"/>
        <table:table-column table:style-name="co5" table:default-cell-style-name="ce19"/>
        <table:table-column table:style-name="co6" table:number-columns-repeated="1000" table:default-cell-style-name="ce19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138033" calcext:value-type="float">
            <text:p>13803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0.138033" calcext:value-type="float">
            <text:p>0,13803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00000000" calcext:value-type="float">
            <text:p>10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67299" calcext:value-type="float">
            <text:p>672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99861967" calcext:value-type="float">
            <text:p>9986196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00956329527735991" calcext:value-type="float">
            <text:p>0,009563295277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0.985462993989123" calcext:value-type="float">
            <text:p>0,98546299398912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16483625" calcext:value-type="float">
            <text:p>164836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2405.68348031373" calcext:value-type="float">
            <text:p>2405,6834803137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5787313.00745436" calcext:value-type="float">
            <text:p>5787313,007454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20" office:value-type="string" calcext:value-type="string">
            <text:p>2017-04-24 20:45:5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20" office:value-type="string" calcext:value-type="string">
            <text:p>2014-03-12 20:34:4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12.9752526312144" calcext:value-type="float">
            <text:p>12,975252631214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0002907468947" calcext:value-type="float">
            <text:p>2,00002907468947</text:p>
          </table:table-cell>
          <table:table-cell office:value-type="float" office:value="1.59016341127653" calcext:value-type="float">
            <text:p>1,59016341127653</text:p>
          </table:table-cell>
          <table:table-cell office:value-type="float" office:value="5.26963543669395" calcext:value-type="float">
            <text:p>5,269635436693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738302126259" calcext:value-type="float">
            <text:p>8,927383021262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412235704537" calcext:value-type="float">
            <text:p>3,734122357045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436697773861" calcext:value-type="float">
            <text:p>13,94366977738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1828" calcext:value-type="float">
            <text:p>12018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715" calcext:value-type="float">
            <text:p>5887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861967" calcext:value-type="float">
            <text:p>99861967</text:p>
          </table:table-cell>
          <table:table-cell office:value-type="float" office:value="99861866" calcext:value-type="float">
            <text:p>998618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148204571" calcext:value-type="float">
            <text:p>4,00000148204571</text:p>
          </table:table-cell>
          <table:table-cell office:value-type="float" office:value="3" calcext:value-type="float">
            <text:p>3</text:p>
          </table:table-cell>
          <table:table-cell office:value-type="float" office:value="192.623611199094" calcext:value-type="float">
            <text:p>192,6236111990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121739209611392" calcext:value-type="float">
            <text:p>0,001217392096114</text:p>
          </table:table-cell>
          <table:table-cell office:value-type="float" office:value="0" calcext:value-type="float">
            <text:p>0</text:p>
          </table:table-cell>
          <table:table-cell office:value-type="float" office:value="42.2691841926062" calcext:value-type="float">
            <text:p>42,26918419260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0148204351568065" calcext:value-type="float">
            <text:p>1,48E-06</text:p>
          </table:table-cell>
          <table:table-cell office:value-type="float" office:value="0" calcext:value-type="float">
            <text:p>0</text:p>
          </table:table-cell>
          <table:table-cell office:value-type="float" office:value="1786.68393230847" calcext:value-type="float">
            <text:p>1786,683932308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308364399027783" calcext:value-type="float">
            <text:p>3,08E-05</text:p>
          </table:table-cell>
          <table:table-cell office:value-type="float" office:value="0.0139744266714655" calcext:value-type="float">
            <text:p>0,013974426671466</text:p>
          </table:table-cell>
          <table:table-cell office:value-type="float" office:value="15.1426750070226" calcext:value-type="float">
            <text:p>15,14267500702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308364399027783" calcext:value-type="float">
            <text:p>3,08E-05</text:p>
          </table:table-cell>
          <table:table-cell office:value-type="float" office:value="0.0139744266714655" calcext:value-type="float">
            <text:p>0,013974426671466</text:p>
          </table:table-cell>
          <table:table-cell office:value-type="float" office:value="6.90710921541228" calcext:value-type="float">
            <text:p>6,907109215412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148204571" calcext:value-type="float">
            <text:p>4,00000148204571</text:p>
          </table:table-cell>
          <table:table-cell office:value-type="float" office:value="3" calcext:value-type="float">
            <text:p>3</text:p>
          </table:table-cell>
          <table:table-cell office:value-type="float" office:value="192.623611199094" calcext:value-type="float">
            <text:p>192,6236111990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121739209611392" calcext:value-type="float">
            <text:p>0,001217392096114</text:p>
          </table:table-cell>
          <table:table-cell office:value-type="float" office:value="0" calcext:value-type="float">
            <text:p>0</text:p>
          </table:table-cell>
          <table:table-cell office:value-type="float" office:value="42.2691841926062" calcext:value-type="float">
            <text:p>42,26918419260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0148204351568065" calcext:value-type="float">
            <text:p>1,48E-06</text:p>
          </table:table-cell>
          <table:table-cell office:value-type="float" office:value="0" calcext:value-type="float">
            <text:p>0</text:p>
          </table:table-cell>
          <table:table-cell office:value-type="float" office:value="1786.68393230847" calcext:value-type="float">
            <text:p>1786,683932308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10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. emit columnar statistics</text:p>
          </table:table-cell>
          <table:table-cell table:number-columns-repeated="4" table:style-name="ce26" office:value-type="float" office:value="5789.347454" calcext:value-type="float">
            <text:p>5,79E+03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Workflowbreakercheckpointer.checkpoint</text:p>
          </table:table-cell>
          <table:table-cell table:number-columns-repeated="4" table:style-name="ce26" office:value-type="float" office:value="989.921978" calcext:value-type="float">
            <text:p>9,90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563.461862" calcext:value-type="float">
            <text:p>5,63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419.366376" calcext:value-type="float">
            <text:p>4,19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235.50083" calcext:value-type="float">
            <text:p>2,36E+02</text:p>
          </table:table-cell>
          <table:table-cell table:style-name="ce26" office:value-type="float" office:value="1737.65501833333" calcext:value-type="float">
            <text:p>1,74E+03</text:p>
          </table:table-cell>
          <table:table-cell table:style-name="ce26" office:value-type="float" office:value="215.382683" calcext:value-type="float">
            <text:p>2,15E+02</text:p>
          </table:table-cell>
          <table:table-cell table:style-name="ce26" office:value-type="float" office:value="4762.081542" calcext:value-type="float">
            <text:p>4,76E+03</text:p>
          </table:table-cell>
          <table:table-cell table:style-name="ce26" office:value-type="float" office:value="2619.24951708567" calcext:value-type="float">
            <text:p>2,62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84.731302" calcext:value-type="float">
            <text:p>8,47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45.876922" calcext:value-type="float">
            <text:p>4,59E+01</text:p>
          </table:table-cell>
          <table:table-cell table:style-name="ce26" office:value-type="float" office:value="71.4451446666667" calcext:value-type="float">
            <text:p>7,14E+01</text:p>
          </table:table-cell>
          <table:table-cell table:style-name="ce26" office:value-type="float" office:value="45.20515" calcext:value-type="float">
            <text:p>4,52E+01</text:p>
          </table:table-cell>
          <table:table-cell table:style-name="ce26" office:value-type="float" office:value="123.253362" calcext:value-type="float">
            <text:p>1,23E+02</text:p>
          </table:table-cell>
          <table:table-cell table:style-name="ce26" office:value-type="float" office:value="44.8684895761872" calcext:value-type="float">
            <text:p>4,49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44.318755" calcext:value-type="float">
            <text:p>4,43E+01</text:p>
          </table:table-cell>
          <table:table-cell table:style-name="ce26" office:value-type="float" office:value="669.381218" calcext:value-type="float">
            <text:p>6,69E+02</text:p>
          </table:table-cell>
          <table:table-cell table:style-name="ce26" office:value-type="float" office:value="34.566852" calcext:value-type="float">
            <text:p>3,46E+01</text:p>
          </table:table-cell>
          <table:table-cell table:style-name="ce26" office:value-type="float" office:value="1929.258047" calcext:value-type="float">
            <text:p>1,93E+03</text:p>
          </table:table-cell>
          <table:table-cell table:style-name="ce26" office:value-type="float" office:value="1091.09623456932" calcext:value-type="float">
            <text:p>1,09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characters entropy</text:p>
          </table:table-cell>
          <table:table-cell table:style-name="ce26" office:value-type="float" office:value="35.734636" calcext:value-type="float">
            <text:p>3,57E+01</text:p>
          </table:table-cell>
          <table:table-cell table:style-name="ce26" office:value-type="float" office:value="718.709447333333" calcext:value-type="float">
            <text:p>7,19E+02</text:p>
          </table:table-cell>
          <table:table-cell table:style-name="ce26" office:value-type="float" office:value="26.749077" calcext:value-type="float">
            <text:p>2,67E+01</text:p>
          </table:table-cell>
          <table:table-cell table:style-name="ce26" office:value-type="float" office:value="2093.644629" calcext:value-type="float">
            <text:p>2,09E+03</text:p>
          </table:table-cell>
          <table:table-cell table:style-name="ce26" office:value-type="float" office:value="1190.73727178005" calcext:value-type="float">
            <text:p>1,19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32.603914" calcext:value-type="float">
            <text:p>3,26E+01</text:p>
          </table:table-cell>
          <table:table-cell table:style-name="ce26" office:value-type="float" office:value="81.6243138" calcext:value-type="float">
            <text:p>8,16E+01</text:p>
          </table:table-cell>
          <table:table-cell table:style-name="ce26" office:value-type="float" office:value="28.305321" calcext:value-type="float">
            <text:p>2,83E+01</text:p>
          </table:table-cell>
          <table:table-cell table:style-name="ce26" office:value-type="float" office:value="419.366364" calcext:value-type="float">
            <text:p>4,19E+02</text:p>
          </table:table-cell>
          <table:table-cell table:style-name="ce26" office:value-type="float" office:value="122.08939457564" calcext:value-type="float">
            <text:p>1,22E+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30.608762" calcext:value-type="float">
            <text:p>3,06E+01</text:p>
          </table:table-cell>
          <table:table-cell table:style-name="ce26" office:value-type="float" office:value="31.017652" calcext:value-type="float">
            <text:p>3,10E+01</text:p>
          </table:table-cell>
          <table:table-cell table:style-name="ce26" office:value-type="float" office:value="30.121953" calcext:value-type="float">
            <text:p>3,01E+01</text:p>
          </table:table-cell>
          <table:table-cell table:style-name="ce26" office:value-type="float" office:value="32.322241" calcext:value-type="float">
            <text:p>3,23E+01</text:p>
          </table:table-cell>
          <table:table-cell table:style-name="ce26" office:value-type="float" office:value="1.15572924805553" calcext:value-type="float">
            <text:p>1,16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28.359075" calcext:value-type="float">
            <text:p>2,84E+01</text:p>
          </table:table-cell>
          <table:table-cell table:style-name="ce26" office:value-type="float" office:value="29.8625596666667" calcext:value-type="float">
            <text:p>2,99E+01</text:p>
          </table:table-cell>
          <table:table-cell table:style-name="ce26" office:value-type="float" office:value="28.316975" calcext:value-type="float">
            <text:p>2,83E+01</text:p>
          </table:table-cell>
          <table:table-cell table:style-name="ce26" office:value-type="float" office:value="32.911629" calcext:value-type="float">
            <text:p>3,29E+01</text:p>
          </table:table-cell>
          <table:table-cell table:style-name="ce26" office:value-type="float" office:value="2.64065540199878" calcext:value-type="float">
            <text:p>2,64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26.749041" calcext:value-type="float">
            <text:p>2,67E+01</text:p>
          </table:table-cell>
          <table:table-cell table:style-name="ce26" office:value-type="float" office:value="234.083276454545" calcext:value-type="float">
            <text:p>2,34E+02</text:p>
          </table:table-cell>
          <table:table-cell table:style-name="ce26" office:value-type="float" office:value="9.729776" calcext:value-type="float">
            <text:p>9,73E+00</text:p>
          </table:table-cell>
          <table:table-cell table:style-name="ce26" office:value-type="float" office:value="2093.644588" calcext:value-type="float">
            <text:p>2,09E+03</text:p>
          </table:table-cell>
          <table:table-cell table:style-name="ce26" office:value-type="float" office:value="619.225068830631" calcext:value-type="float">
            <text:p>6,19E+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17.022377" calcext:value-type="float">
            <text:p>1,70E+01</text:p>
          </table:table-cell>
          <table:table-cell table:style-name="ce26" office:value-type="float" office:value="66.4639426666667" calcext:value-type="float">
            <text:p>6,65E+01</text:p>
          </table:table-cell>
          <table:table-cell table:style-name="ce26" office:value-type="float" office:value="16.825629" calcext:value-type="float">
            <text:p>1,68E+01</text:p>
          </table:table-cell>
          <table:table-cell table:style-name="ce26" office:value-type="float" office:value="165.543822" calcext:value-type="float">
            <text:p>1,66E+02</text:p>
          </table:table-cell>
          <table:table-cell table:style-name="ce26" office:value-type="float" office:value="85.8057488981642" calcext:value-type="float">
            <text:p>8,58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13.8601055" calcext:value-type="float">
            <text:p>1,39E+01</text:p>
          </table:table-cell>
          <table:table-cell table:style-name="ce26" office:value-type="float" office:value="28.480821" calcext:value-type="float">
            <text:p>2,85E+01</text:p>
          </table:table-cell>
          <table:table-cell table:style-name="ce26" office:value-type="float" office:value="11.901141" calcext:value-type="float">
            <text:p>1,19E+01</text:p>
          </table:table-cell>
          <table:table-cell table:style-name="ce26" office:value-type="float" office:value="104.217723" calcext:value-type="float">
            <text:p>1,04E+02</text:p>
          </table:table-cell>
          <table:table-cell table:style-name="ce26" office:value-type="float" office:value="29.3370833568967" calcext:value-type="float">
            <text:p>2,93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13.593381" calcext:value-type="float">
            <text:p>1,36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10.29039" calcext:value-type="float">
            <text:p>1,03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10.1822615" calcext:value-type="float">
            <text:p>1,02E+01</text:p>
          </table:table-cell>
          <table:table-cell table:style-name="ce26" office:value-type="float" office:value="18.2768628" calcext:value-type="float">
            <text:p>1,83E+01</text:p>
          </table:table-cell>
          <table:table-cell table:style-name="ce26" office:value-type="float" office:value="9.806956" calcext:value-type="float">
            <text:p>9,81E+00</text:p>
          </table:table-cell>
          <table:table-cell table:style-name="ce26" office:value-type="float" office:value="91.966833" calcext:value-type="float">
            <text:p>9,20E+01</text:p>
          </table:table-cell>
          <table:table-cell table:style-name="ce26" office:value-type="float" office:value="25.8930531810547" calcext:value-type="float">
            <text:p>2,59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messages entropy</text:p>
          </table:table-cell>
          <table:table-cell table:style-name="ce26" office:value-type="float" office:value="10.032031" calcext:value-type="float">
            <text:p>1,00E+01</text:p>
          </table:table-cell>
          <table:table-cell table:style-name="ce26" office:value-type="float" office:value="37.6052533333333" calcext:value-type="float">
            <text:p>3,76E+01</text:p>
          </table:table-cell>
          <table:table-cell table:style-name="ce26" office:value-type="float" office:value="9.75568" calcext:value-type="float">
            <text:p>9,76E+00</text:p>
          </table:table-cell>
          <table:table-cell table:style-name="ce26" office:value-type="float" office:value="93.028049" calcext:value-type="float">
            <text:p>9,30E+01</text:p>
          </table:table-cell>
          <table:table-cell table:style-name="ce26" office:value-type="float" office:value="47.9977478857145" calcext:value-type="float">
            <text:p>4,80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9.776735" calcext:value-type="float">
            <text:p>9,78E+00</text:p>
          </table:table-cell>
          <table:table-cell table:style-name="ce26" office:value-type="float" office:value="69.2158903333333" calcext:value-type="float">
            <text:p>6,92E+01</text:p>
          </table:table-cell>
          <table:table-cell table:style-name="ce26" office:value-type="float" office:value="9.729811" calcext:value-type="float">
            <text:p>9,73E+00</text:p>
          </table:table-cell>
          <table:table-cell table:style-name="ce26" office:value-type="float" office:value="188.141125" calcext:value-type="float">
            <text:p>1,88E+02</text:p>
          </table:table-cell>
          <table:table-cell table:style-name="ce26" office:value-type="float" office:value="102.992277044722" calcext:value-type="float">
            <text:p>1,03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8.388578" calcext:value-type="float">
            <text:p>8,39E+00</text:p>
          </table:table-cell>
          <table:table-cell table:style-name="ce26" office:value-type="float" office:value="11.0718546666667" calcext:value-type="float">
            <text:p>1,11E+01</text:p>
          </table:table-cell>
          <table:table-cell table:style-name="ce26" office:value-type="float" office:value="8.297489" calcext:value-type="float">
            <text:p>8,30E+00</text:p>
          </table:table-cell>
          <table:table-cell table:style-name="ce26" office:value-type="float" office:value="16.529497" calcext:value-type="float">
            <text:p>1,65E+01</text:p>
          </table:table-cell>
          <table:table-cell table:style-name="ce26" office:value-type="float" office:value="4.72667633548399" calcext:value-type="float">
            <text:p>4,73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7.978818" calcext:value-type="float">
            <text:p>7,98E+00</text:p>
          </table:table-cell>
          <table:table-cell table:style-name="ce26" office:value-type="float" office:value="15.4705050909091" calcext:value-type="float">
            <text:p>1,55E+01</text:p>
          </table:table-cell>
          <table:table-cell table:style-name="ce26" office:value-type="float" office:value="5.573729" calcext:value-type="float">
            <text:p>5,57E+00</text:p>
          </table:table-cell>
          <table:table-cell table:style-name="ce26" office:value-type="float" office:value="73.202397" calcext:value-type="float">
            <text:p>7,32E+01</text:p>
          </table:table-cell>
          <table:table-cell table:style-name="ce26" office:value-type="float" office:value="20.3051911469591" calcext:value-type="float">
            <text:p>2,03E+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3.273339" calcext:value-type="float">
            <text:p>3,27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3.251805" calcext:value-type="float">
            <text:p>3,25E+00</text:p>
          </table:table-cell>
          <table:table-cell table:style-name="ce26" office:value-type="float" office:value="27.3988533333333" calcext:value-type="float">
            <text:p>2,74E+01</text:p>
          </table:table-cell>
          <table:table-cell table:style-name="ce26" office:value-type="float" office:value="3.233793" calcext:value-type="float">
            <text:p>3,23E+00</text:p>
          </table:table-cell>
          <table:table-cell table:style-name="ce26" office:value-type="float" office:value="75.710962" calcext:value-type="float">
            <text:p>7,57E+01</text:p>
          </table:table-cell>
          <table:table-cell table:style-name="ce26" office:value-type="float" office:value="41.8395143850032" calcext:value-type="float">
            <text:p>4,18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ot null rows count</text:p>
          </table:table-cell>
          <table:table-cell table:style-name="ce26" office:value-type="float" office:value="1.782391" calcext:value-type="float">
            <text:p>1,78E+00</text:p>
          </table:table-cell>
          <table:table-cell table:style-name="ce26" office:value-type="float" office:value="4.62950233333333" calcext:value-type="float">
            <text:p>4,63E+00</text:p>
          </table:table-cell>
          <table:table-cell table:style-name="ce26" office:value-type="float" office:value="1.733654" calcext:value-type="float">
            <text:p>1,73E+00</text:p>
          </table:table-cell>
          <table:table-cell table:style-name="ce26" office:value-type="float" office:value="10.372462" calcext:value-type="float">
            <text:p>1,04E+01</text:p>
          </table:table-cell>
          <table:table-cell table:style-name="ce26" office:value-type="float" office:value="4.97360866207951" calcext:value-type="float">
            <text:p>4,97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1.74675" calcext:value-type="float">
            <text:p>1,75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Tupleprocessor.process</text:p>
          </table:table-cell>
          <table:table-cell table:number-columns-repeated="4" table:style-name="ce22" office:value-type="float" office:value="0.000288" calcext:value-type="float">
            <text:p>2,88E-04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54" calcext:value-type="float">
            <text:p>5,4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051639777949432" calcext:value-type="float">
            <text:p>5,16E-0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42" calcext:value-type="float">
            <text:p>4,20E-06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042163702135578" calcext:value-type="float">
            <text:p>4,22E-0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18"/>
        <table:table-column table:style-name="co14" table:default-cell-style-name="ce19"/>
        <table:table-column table:style-name="co8" table:number-columns-repeated="8" table:default-cell-style-name="ce19"/>
        <table:table-column table:style-name="co13" table:default-cell-style-name="ce19"/>
        <table:table-column table:style-name="co10" table:default-cell-style-name="ce19"/>
        <table:table-column table:style-name="co7" table:default-cell-style-name="ce19"/>
        <table:table-column table:style-name="co10" table:default-cell-style-name="ce19"/>
        <table:table-column table:style-name="co7" table:default-cell-style-name="ce19"/>
        <table:table-column table:style-name="co11" table:default-cell-style-name="ce19"/>
        <table:table-column table:style-name="co7" table:default-cell-style-name="ce19"/>
        <table:table-column table:style-name="co10" table:default-cell-style-name="ce19"/>
        <table:table-column table:style-name="co7" table:default-cell-style-name="ce19"/>
        <table:table-column table:style-name="co11" table:default-cell-style-name="ce19"/>
        <table:table-column table:style-name="co12" table:default-cell-style-name="ce19"/>
        <table:table-column table:style-name="co15" table:default-cell-style-name="ce19"/>
        <table:table-column table:style-name="co12" table:default-cell-style-name="ce19"/>
        <table:table-column table:style-name="co5" table:default-cell-style-name="ce19"/>
        <table:table-column table:style-name="co6" table:number-columns-repeated="1000" table:default-cell-style-name="ce19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151166" calcext:value-type="float">
            <text:p>15116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0.131938046984716" calcext:value-type="float">
            <text:p>0,1319380469847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114573471" calcext:value-type="float">
            <text:p>11457347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14" office:value-type="string" calcext:value-type="string">
            <text:p>DateTim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estamp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82555" calcext:value-type="float">
            <text:p>8255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float" office:value="114422305" calcext:value-type="float">
            <text:p>11442230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entropy</text:p>
          </table:table-cell>
          <table:table-cell office:value-type="float" office:value="0.0101671251088268" calcext:value-type="float">
            <text:p>0,0101671251088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average</text:p>
          </table:table-cell>
          <table:table-cell office:value-type="float" office:value="0.873674026001085" calcext:value-type="float">
            <text:p>0,8736740260010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ax</text:p>
          </table:table-cell>
          <table:table-cell office:value-type="float" office:value="16483625" calcext:value-type="float">
            <text:p>164836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standard deviation</text:p>
          </table:table-cell>
          <table:table-cell office:value-type="float" office:value="1912.9897752486" calcext:value-type="float">
            <text:p>1912,989775248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 time in seconds statistics variance</text:p>
          </table:table-cell>
          <table:table-cell office:value-type="float" office:value="3659529.88020568" calcext:value-type="float">
            <text:p>3659529,8802056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west date</text:p>
          </table:table-cell>
          <table:table-cell table:style-name="ce20" office:value-type="string" calcext:value-type="string">
            <text:p>2017-05-12 21:24:3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ldest date</text:p>
          </table:table-cell>
          <table:table-cell table:style-name="ce20" office:value-type="string" calcext:value-type="string">
            <text:p>2014-03-12 20:34:4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stamp entropy</text:p>
          </table:table-cell>
          <table:table-cell office:value-type="float" office:value="13.1918993287438" calcext:value-type="float">
            <text:p>13,191899328743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ngResults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000261101933" calcext:value-type="float">
            <text:p>2,0000261101933</text:p>
          </table:table-cell>
          <table:table-cell office:value-type="float" office:value="1.59006300766231" calcext:value-type="float">
            <text:p>1,59006300766231</text:p>
          </table:table-cell>
          <table:table-cell office:value-type="float" office:value="5.27269785328239" calcext:value-type="float">
            <text:p>5,272697853282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641114477115" calcext:value-type="float">
            <text:p>8,96411144771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634598742724" calcext:value-type="float">
            <text:p>3,786345987427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64159365064" calcext:value-type="float">
            <text:p>14,33641593650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57816" calcext:value-type="float">
            <text:p>13578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7037" calcext:value-type="float">
            <text:p>6970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14422305" calcext:value-type="float">
            <text:p>114422305</text:p>
          </table:table-cell>
          <table:table-cell office:value-type="float" office:value="114422197" calcext:value-type="float">
            <text:p>114422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131967277" calcext:value-type="float">
            <text:p>4,00000131967277</text:p>
          </table:table-cell>
          <table:table-cell office:value-type="float" office:value="3" calcext:value-type="float">
            <text:p>3</text:p>
          </table:table-cell>
          <table:table-cell office:value-type="float" office:value="192.456345598748" calcext:value-type="float">
            <text:p>192,4563455987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114876935318099" calcext:value-type="float">
            <text:p>0,001148769353181</text:p>
          </table:table-cell>
          <table:table-cell office:value-type="float" office:value="0" calcext:value-type="float">
            <text:p>0</text:p>
          </table:table-cell>
          <table:table-cell office:value-type="float" office:value="43.173191913282" calcext:value-type="float">
            <text:p>43,1731919132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0131967102680787" calcext:value-type="float">
            <text:p>1,32E-06</text:p>
          </table:table-cell>
          <table:table-cell office:value-type="float" office:value="0" calcext:value-type="float">
            <text:p>0</text:p>
          </table:table-cell>
          <table:table-cell office:value-type="float" office:value="1863.92449998108" calcext:value-type="float">
            <text:p>1863,924499981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276789254122249" calcext:value-type="float">
            <text:p>2,77E-05</text:p>
          </table:table-cell>
          <table:table-cell office:value-type="float" office:value="0.0138062372969391" calcext:value-type="float">
            <text:p>0,013806237296939</text:p>
          </table:table-cell>
          <table:table-cell office:value-type="float" office:value="15.1524055490357" calcext:value-type="float">
            <text:p>15,15240554903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276789254122249" calcext:value-type="float">
            <text:p>2,77E-05</text:p>
          </table:table-cell>
          <table:table-cell office:value-type="float" office:value="0.0138062372969391" calcext:value-type="float">
            <text:p>0,013806237296939</text:p>
          </table:table-cell>
          <table:table-cell office:value-type="float" office:value="6.92724996511373" calcext:value-type="float">
            <text:p>6,9272499651137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131967277" calcext:value-type="float">
            <text:p>4,00000131967277</text:p>
          </table:table-cell>
          <table:table-cell office:value-type="float" office:value="3" calcext:value-type="float">
            <text:p>3</text:p>
          </table:table-cell>
          <table:table-cell office:value-type="float" office:value="192.456345598748" calcext:value-type="float">
            <text:p>192,4563455987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114876935318099" calcext:value-type="float">
            <text:p>0,001148769353181</text:p>
          </table:table-cell>
          <table:table-cell office:value-type="float" office:value="0" calcext:value-type="float">
            <text:p>0</text:p>
          </table:table-cell>
          <table:table-cell office:value-type="float" office:value="43.173191913282" calcext:value-type="float">
            <text:p>43,1731919132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style-name="ce26" office:value-type="float" office:value="0.00000131967102680787" calcext:value-type="float">
            <text:p>1,32E-06</text:p>
          </table:table-cell>
          <table:table-cell office:value-type="float" office:value="0" calcext:value-type="float">
            <text:p>0</text:p>
          </table:table-cell>
          <table:table-cell office:value-type="float" office:value="1863.92449998108" calcext:value-type="float">
            <text:p>1863,924499981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30" table:number-columns-repeated="10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3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13"/>
          <table:table-cell table:style-name="ce24" office:value-type="string" calcext:value-type="string">
            <text:p>Median in seconds</text:p>
          </table:table-cell>
          <table:table-cell table:style-name="ce24" office:value-type="string" calcext:value-type="string">
            <text:p>Mean in seconds</text:p>
          </table:table-cell>
          <table:table-cell table:style-name="ce24" office:value-type="string" calcext:value-type="string">
            <text:p>Min in seconds</text:p>
          </table:table-cell>
          <table:table-cell table:style-name="ce24" office:value-type="string" calcext:value-type="string">
            <text:p>Max in seconds</text:p>
          </table:table-cell>
          <table:table-cell table:style-name="ce24" office:value-type="string" calcext:value-type="string">
            <text:p>Standard deviation in seconds </text:p>
          </table:table-cell>
          <table:table-cell table:style-name="ce24"/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Getdescription. emit columnar statistics</text:p>
          </table:table-cell>
          <table:table-cell table:number-columns-repeated="4" table:style-name="ce26" office:value-type="float" office:value="6796.984004" calcext:value-type="float">
            <text:p>6,80E+03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Workflowbreakercheckpointer.checkpoint</text:p>
          </table:table-cell>
          <table:table-cell table:number-columns-repeated="4" table:style-name="ce26" office:value-type="float" office:value="1097.437772" calcext:value-type="float">
            <text:p>1,10E+03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process</text:p>
          </table:table-cell>
          <table:table-cell table:number-columns-repeated="4" table:style-name="ce26" office:value-type="float" office:value="628.269021" calcext:value-type="float">
            <text:p>6,28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476.143493" calcext:value-type="float">
            <text:p>4,76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process</text:p>
          </table:table-cell>
          <table:table-cell table:style-name="ce26" office:value-type="float" office:value="269.248827" calcext:value-type="float">
            <text:p>2,69E+02</text:p>
          </table:table-cell>
          <table:table-cell table:style-name="ce26" office:value-type="float" office:value="2051.964171" calcext:value-type="float">
            <text:p>2,05E+03</text:p>
          </table:table-cell>
          <table:table-cell table:style-name="ce26" office:value-type="float" office:value="246.869697" calcext:value-type="float">
            <text:p>2,47E+02</text:p>
          </table:table-cell>
          <table:table-cell table:style-name="ce26" office:value-type="float" office:value="5639.773989" calcext:value-type="float">
            <text:p>5,64E+03</text:p>
          </table:table-cell>
          <table:table-cell table:style-name="ce26" office:value-type="float" office:value="3107.15459447511" calcext:value-type="float">
            <text:p>3,11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98.34556" calcext:value-type="float">
            <text:p>9,83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message length statistics</text:p>
          </table:table-cell>
          <table:table-cell table:style-name="ce26" office:value-type="float" office:value="51.768149" calcext:value-type="float">
            <text:p>5,18E+01</text:p>
          </table:table-cell>
          <table:table-cell table:style-name="ce26" office:value-type="float" office:value="69.416552" calcext:value-type="float">
            <text:p>6,94E+01</text:p>
          </table:table-cell>
          <table:table-cell table:style-name="ce26" office:value-type="float" office:value="51.236512" calcext:value-type="float">
            <text:p>5,12E+01</text:p>
          </table:table-cell>
          <table:table-cell table:style-name="ce26" office:value-type="float" office:value="105.244995" calcext:value-type="float">
            <text:p>1,05E+02</text:p>
          </table:table-cell>
          <table:table-cell table:style-name="ce26" office:value-type="float" office:value="31.0294804231094" calcext:value-type="float">
            <text:p>3,10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characters count</text:p>
          </table:table-cell>
          <table:table-cell table:style-name="ce26" office:value-type="float" office:value="51.19883" calcext:value-type="float">
            <text:p>5,12E+01</text:p>
          </table:table-cell>
          <table:table-cell table:style-name="ce26" office:value-type="float" office:value="788.095077333333" calcext:value-type="float">
            <text:p>7,88E+02</text:p>
          </table:table-cell>
          <table:table-cell table:style-name="ce26" office:value-type="float" office:value="40.464642" calcext:value-type="float">
            <text:p>4,05E+01</text:p>
          </table:table-cell>
          <table:table-cell table:style-name="ce26" office:value-type="float" office:value="2272.62176" calcext:value-type="float">
            <text:p>2,27E+03</text:p>
          </table:table-cell>
          <table:table-cell table:style-name="ce26" office:value-type="float" office:value="1285.64902261853" calcext:value-type="float">
            <text:p>1,29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characters entropy</text:p>
          </table:table-cell>
          <table:table-cell table:style-name="ce26" office:value-type="float" office:value="41.225902" calcext:value-type="float">
            <text:p>4,12E+01</text:p>
          </table:table-cell>
          <table:table-cell table:style-name="ce26" office:value-type="float" office:value="881.052653333333" calcext:value-type="float">
            <text:p>8,81E+02</text:p>
          </table:table-cell>
          <table:table-cell table:style-name="ce26" office:value-type="float" office:value="30.667252" calcext:value-type="float">
            <text:p>3,07E+01</text:p>
          </table:table-cell>
          <table:table-cell table:style-name="ce26" office:value-type="float" office:value="2571.264806" calcext:value-type="float">
            <text:p>2,57E+03</text:p>
          </table:table-cell>
          <table:table-cell table:style-name="ce26" office:value-type="float" office:value="1463.77618235816" calcext:value-type="float">
            <text:p>1,46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number statistics</text:p>
          </table:table-cell>
          <table:table-cell table:style-name="ce26" office:value-type="float" office:value="36.540011" calcext:value-type="float">
            <text:p>3,65E+01</text:p>
          </table:table-cell>
          <table:table-cell table:style-name="ce26" office:value-type="float" office:value="89.0837121" calcext:value-type="float">
            <text:p>8,91E+01</text:p>
          </table:table-cell>
          <table:table-cell table:style-name="ce26" office:value-type="float" office:value="32.105791" calcext:value-type="float">
            <text:p>3,21E+01</text:p>
          </table:table-cell>
          <table:table-cell table:style-name="ce26" office:value-type="float" office:value="476.143481" calcext:value-type="float">
            <text:p>4,76E+02</text:p>
          </table:table-cell>
          <table:table-cell table:style-name="ce26" office:value-type="float" office:value="137.782671350005" calcext:value-type="float">
            <text:p>1,38E+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words length statistics</text:p>
          </table:table-cell>
          <table:table-cell table:style-name="ce26" office:value-type="float" office:value="34.765921" calcext:value-type="float">
            <text:p>3,48E+01</text:p>
          </table:table-cell>
          <table:table-cell table:style-name="ce26" office:value-type="float" office:value="34.988846" calcext:value-type="float">
            <text:p>3,50E+01</text:p>
          </table:table-cell>
          <table:table-cell table:style-name="ce26" office:value-type="float" office:value="34.305606" calcext:value-type="float">
            <text:p>3,43E+01</text:p>
          </table:table-cell>
          <table:table-cell table:style-name="ce26" office:value-type="float" office:value="35.895011" calcext:value-type="float">
            <text:p>3,59E+01</text:p>
          </table:table-cell>
          <table:table-cell table:style-name="ce26" office:value-type="float" office:value="0.817816440422299" calcext:value-type="float">
            <text:p>8,18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get count blank spaces statistics</text:p>
          </table:table-cell>
          <table:table-cell table:style-name="ce26" office:value-type="float" office:value="32.245789" calcext:value-type="float">
            <text:p>3,22E+01</text:p>
          </table:table-cell>
          <table:table-cell table:style-name="ce26" office:value-type="float" office:value="33.8581516666667" calcext:value-type="float">
            <text:p>3,39E+01</text:p>
          </table:table-cell>
          <table:table-cell table:style-name="ce26" office:value-type="float" office:value="32.1173" calcext:value-type="float">
            <text:p>3,21E+01</text:p>
          </table:table-cell>
          <table:table-cell table:style-name="ce26" office:value-type="float" office:value="37.211366" calcext:value-type="float">
            <text:p>3,72E+01</text:p>
          </table:table-cell>
          <table:table-cell table:style-name="ce26" office:value-type="float" office:value="2.90467935058834" calcext:value-type="float">
            <text:p>2,90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entropy</text:p>
          </table:table-cell>
          <table:table-cell table:style-name="ce26" office:value-type="float" office:value="30.667218" calcext:value-type="float">
            <text:p>3,07E+01</text:p>
          </table:table-cell>
          <table:table-cell table:style-name="ce26" office:value-type="float" office:value="282.725862363636" calcext:value-type="float">
            <text:p>2,83E+02</text:p>
          </table:table-cell>
          <table:table-cell table:style-name="ce26" office:value-type="float" office:value="11.23595" calcext:value-type="float">
            <text:p>1,12E+01</text:p>
          </table:table-cell>
          <table:table-cell table:style-name="ce26" office:value-type="float" office:value="2571.264764" calcext:value-type="float">
            <text:p>2,57E+03</text:p>
          </table:table-cell>
          <table:table-cell table:style-name="ce26" office:value-type="float" office:value="761.579024808546" calcext:value-type="float">
            <text:p>7,62E+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words count</text:p>
          </table:table-cell>
          <table:table-cell table:style-name="ce26" office:value-type="float" office:value="19.623075" calcext:value-type="float">
            <text:p>1,96E+01</text:p>
          </table:table-cell>
          <table:table-cell table:style-name="ce26" office:value-type="float" office:value="75.2951886666667" calcext:value-type="float">
            <text:p>7,53E+01</text:p>
          </table:table-cell>
          <table:table-cell table:style-name="ce26" office:value-type="float" office:value="19.585991" calcext:value-type="float">
            <text:p>1,96E+01</text:p>
          </table:table-cell>
          <table:table-cell table:style-name="ce26" office:value-type="float" office:value="186.6765" calcext:value-type="float">
            <text:p>1,87E+02</text:p>
          </table:table-cell>
          <table:table-cell table:style-name="ce26" office:value-type="float" office:value="96.4590469036236" calcext:value-type="float">
            <text:p>9,65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average count</text:p>
          </table:table-cell>
          <table:table-cell table:style-name="ce26" office:value-type="float" office:value="15.3070605" calcext:value-type="float">
            <text:p>1,53E+01</text:p>
          </table:table-cell>
          <table:table-cell table:style-name="ce26" office:value-type="float" office:value="28.8698047" calcext:value-type="float">
            <text:p>2,89E+01</text:p>
          </table:table-cell>
          <table:table-cell table:style-name="ce26" office:value-type="float" office:value="13.543977" calcext:value-type="float">
            <text:p>1,35E+01</text:p>
          </table:table-cell>
          <table:table-cell table:style-name="ce26" office:value-type="float" office:value="83.799035" calcext:value-type="float">
            <text:p>8,38E+01</text:p>
          </table:table-cell>
          <table:table-cell table:style-name="ce26" office:value-type="float" office:value="23.967745397966" calcext:value-type="float">
            <text:p>2,40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12.065104" calcext:value-type="float">
            <text:p>1,21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variance</text:p>
          </table:table-cell>
          <table:table-cell table:style-name="ce26" office:value-type="float" office:value="11.6337235" calcext:value-type="float">
            <text:p>1,16E+01</text:p>
          </table:table-cell>
          <table:table-cell table:style-name="ce26" office:value-type="float" office:value="20.8800205" calcext:value-type="float">
            <text:p>2,09E+01</text:p>
          </table:table-cell>
          <table:table-cell table:style-name="ce26" office:value-type="float" office:value="11.215224" calcext:value-type="float">
            <text:p>1,12E+01</text:p>
          </table:table-cell>
          <table:table-cell table:style-name="ce26" office:value-type="float" office:value="105.281942" calcext:value-type="float">
            <text:p>1,05E+02</text:p>
          </table:table-cell>
          <table:table-cell table:style-name="ce26" office:value-type="float" office:value="29.6564814506866" calcext:value-type="float">
            <text:p>2,97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words entropy</text:p>
          </table:table-cell>
          <table:table-cell table:style-name="ce26" office:value-type="float" office:value="11.339431" calcext:value-type="float">
            <text:p>1,13E+01</text:p>
          </table:table-cell>
          <table:table-cell table:style-name="ce26" office:value-type="float" office:value="78.3865966666667" calcext:value-type="float">
            <text:p>7,84E+01</text:p>
          </table:table-cell>
          <table:table-cell table:style-name="ce26" office:value-type="float" office:value="11.261984" calcext:value-type="float">
            <text:p>1,13E+01</text:p>
          </table:table-cell>
          <table:table-cell table:style-name="ce26" office:value-type="float" office:value="212.558375" calcext:value-type="float">
            <text:p>2,13E+02</text:p>
          </table:table-cell>
          <table:table-cell table:style-name="ce26" office:value-type="float" office:value="116.196174960092" calcext:value-type="float">
            <text:p>1,16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messages entropy</text:p>
          </table:table-cell>
          <table:table-cell table:style-name="ce26" office:value-type="float" office:value="11.282361" calcext:value-type="float">
            <text:p>1,13E+01</text:p>
          </table:table-cell>
          <table:table-cell table:style-name="ce26" office:value-type="float" office:value="40.418828" calcext:value-type="float">
            <text:p>4,04E+01</text:p>
          </table:table-cell>
          <table:table-cell table:style-name="ce26" office:value-type="float" office:value="11.235986" calcext:value-type="float">
            <text:p>1,12E+01</text:p>
          </table:table-cell>
          <table:table-cell table:style-name="ce26" office:value-type="float" office:value="98.738137" calcext:value-type="float">
            <text:p>9,87E+01</text:p>
          </table:table-cell>
          <table:table-cell table:style-name="ce26" office:value-type="float" office:value="50.5060084478893" calcext:value-type="float">
            <text:p>5,05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9.957137" calcext:value-type="float">
            <text:p>9,9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distinct messages count</text:p>
          </table:table-cell>
          <table:table-cell table:style-name="ce26" office:value-type="float" office:value="9.621846" calcext:value-type="float">
            <text:p>9,62E+00</text:p>
          </table:table-cell>
          <table:table-cell table:style-name="ce26" office:value-type="float" office:value="12.5151966666667" calcext:value-type="float">
            <text:p>1,25E+01</text:p>
          </table:table-cell>
          <table:table-cell table:style-name="ce26" office:value-type="float" office:value="9.58289" calcext:value-type="float">
            <text:p>9,58E+00</text:p>
          </table:table-cell>
          <table:table-cell table:style-name="ce26" office:value-type="float" office:value="18.340854" calcext:value-type="float">
            <text:p>1,83E+01</text:p>
          </table:table-cell>
          <table:table-cell table:style-name="ce26" office:value-type="float" office:value="5.04520484386406" calcext:value-type="float">
            <text:p>5,05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calculate min max</text:p>
          </table:table-cell>
          <table:table-cell table:style-name="ce26" office:value-type="float" office:value="9.133748" calcext:value-type="float">
            <text:p>9,13E+00</text:p>
          </table:table-cell>
          <table:table-cell table:style-name="ce26" office:value-type="float" office:value="16.9248350909091" calcext:value-type="float">
            <text:p>1,69E+01</text:p>
          </table:table-cell>
          <table:table-cell table:style-name="ce26" office:value-type="float" office:value="6.397624" calcext:value-type="float">
            <text:p>6,40E+00</text:p>
          </table:table-cell>
          <table:table-cell table:style-name="ce26" office:value-type="float" office:value="84.001854" calcext:value-type="float">
            <text:p>8,40E+01</text:p>
          </table:table-cell>
          <table:table-cell table:style-name="ce26" office:value-type="float" office:value="22.8428745864029" calcext:value-type="float">
            <text:p>2,28E+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ull rows count</text:p>
          </table:table-cell>
          <table:table-cell table:style-name="ce26" office:value-type="float" office:value="3.745312" calcext:value-type="float">
            <text:p>3,75E+00</text:p>
          </table:table-cell>
          <table:table-cell table:style-name="ce26" office:value-type="float" office:value="31.903767" calcext:value-type="float">
            <text:p>3,19E+01</text:p>
          </table:table-cell>
          <table:table-cell table:style-name="ce26" office:value-type="float" office:value="3.733783" calcext:value-type="float">
            <text:p>3,73E+00</text:p>
          </table:table-cell>
          <table:table-cell table:style-name="ce26" office:value-type="float" office:value="88.232206" calcext:value-type="float">
            <text:p>8,82E+01</text:p>
          </table:table-cell>
          <table:table-cell table:style-name="ce26" office:value-type="float" office:value="48.7818594701145" calcext:value-type="float">
            <text:p>4,88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3.723899" calcext:value-type="float">
            <text:p>3,72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2.085947" calcext:value-type="float">
            <text:p>2,09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Stringprocessor. calculate not null rows count</text:p>
          </table:table-cell>
          <table:table-cell table:style-name="ce26" office:value-type="float" office:value="2.05819" calcext:value-type="float">
            <text:p>2,06E+00</text:p>
          </table:table-cell>
          <table:table-cell table:style-name="ce26" office:value-type="float" office:value="5.33688833333333" calcext:value-type="float">
            <text:p>5,34E+00</text:p>
          </table:table-cell>
          <table:table-cell table:style-name="ce26" office:value-type="float" office:value="2.048023" calcext:value-type="float">
            <text:p>2,05E+00</text:p>
          </table:table-cell>
          <table:table-cell table:style-name="ce26" office:value-type="float" office:value="11.904452" calcext:value-type="float">
            <text:p>1,19E+01</text:p>
          </table:table-cell>
          <table:table-cell table:style-name="ce26" office:value-type="float" office:value="5.6876792480556" calcext:value-type="float">
            <text:p>5,69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Tupleprocessor.process</text:p>
          </table:table-cell>
          <table:table-cell table:number-columns-repeated="4" table:style-name="ce22" office:value-type="float" office:value="0.000347" calcext:value-type="float">
            <text:p>3,47E-04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43" calcext:value-type="float">
            <text:p>4,30E-06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048304589153965" calcext:value-type="float">
            <text:p>4,83E-07</text:p>
          </table:table-cell>
          <table:table-cell table:style-name="ce28" office:value-type="float" office:value="10" calcext:value-type="float">
            <text:p>10</text:p>
          </table:table-cell>
          <table:table-cell table:style-name="ce18" table:number-columns-repeated="1017"/>
        </table:table-row>
        <table:table-row table:style-name="ro1">
          <table:table-cell table:style-name="ce13" office:value-type="string" calcext:value-type="string">
            <text:p>Columnstatisticscalculator. calculate standard deviation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42" calcext:value-type="float">
            <text:p>4,20E-06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042163702135578" calcext:value-type="float">
            <text:p>4,22E-0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ostra de 10e4 files'.A49:'Mostra de 10e4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49:'Mostra de 10e5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49:'Mostra de 10e6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49:'Mostra de 10e7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Mostra de 10e8 files'.A49:'Mostra de 10e8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onjunt de dades complet'.A49:'Conjunt de dades complet'.G7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51:34.084410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10:57:19.653934949</dc:date>
    <meta:editing-duration>PT26M34S</meta:editing-duration>
    <meta:editing-cycles>23</meta:editing-cycles>
    <meta:document-statistic meta:table-count="7" meta:cell-count="2814" meta:object-count="0"/>
  </office:meta>
</office:document-meta>
</file>